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91F21C59F64C167622.png" manifest:media-type="image/png"/>
  <manifest:file-entry manifest:full-path="Pictures/10000201000002A900000191A1D1A354ABFA4224.png" manifest:media-type="image/png"/>
  <manifest:file-entry manifest:full-path="Pictures/10000201000002A9000001A5A95846FFD1B6A7DA.png" manifest:media-type="image/png"/>
  <manifest:file-entry manifest:full-path="Pictures/10000201000002A900000191FC59278D381E8D05.png" manifest:media-type="image/png"/>
  <manifest:file-entry manifest:full-path="Pictures/10000201000002A900000191146801F6F7867DAA.png" manifest:media-type="image/png"/>
  <manifest:file-entry manifest:full-path="Pictures/10000201000002A9000001919B22A815736C6307.png" manifest:media-type="image/png"/>
  <manifest:file-entry manifest:full-path="Pictures/10000201000002A900000191B16A3C6AB0186BCB.png" manifest:media-type="image/png"/>
  <manifest:file-entry manifest:full-path="Pictures/10000201000002A9000001913DC46F2B016D88CE.png" manifest:media-type="image/png"/>
  <manifest:file-entry manifest:full-path="Pictures/10000201000002A900000191359D6399B7A897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5.7701in" table:align="margins"/>
    </style:style>
    <style:style style:name="Table9.A" style:family="table-column">
      <style:table-column-properties style:column-width="1.9236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1.9236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701in" table:align="margins"/>
    </style:style>
    <style:style style:name="Table2.A" style:family="table-column">
      <style:table-column-properties style:column-width="1.923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7701in" table:align="margins"/>
    </style:style>
    <style:style style:name="Table3.A" style:family="table-column">
      <style:table-column-properties style:column-width="1.923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7701in" table:align="margins"/>
    </style:style>
    <style:style style:name="Table4.A" style:family="table-column">
      <style:table-column-properties style:column-width="1.923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701in" table:align="margins"/>
    </style:style>
    <style:style style:name="Table5.A" style:family="table-column">
      <style:table-column-properties style:column-width="1.923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7701in" table:align="margins"/>
    </style:style>
    <style:style style:name="Table6.A" style:family="table-column">
      <style:table-column-properties style:column-width="1.923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7701in" table:align="margins"/>
    </style:style>
    <style:style style:name="Table7.A" style:family="table-column">
      <style:table-column-properties style:column-width="1.9229in" style:rel-column-width="21839*"/>
    </style:style>
    <style:style style:name="Table7.B" style:family="table-column">
      <style:table-column-properties style:column-width="1.9236in" style:rel-column-width="21847*"/>
    </style:style>
    <style:style style:name="Table7.C" style:family="table-column">
      <style:table-column-properties style:column-width="1.9236in" style:rel-column-width="2184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7701in" table:align="margins"/>
    </style:style>
    <style:style style:name="Table8.A" style:family="table-column">
      <style:table-column-properties style:column-width="1.9229in" style:rel-column-width="21839*"/>
    </style:style>
    <style:style style:name="Table8.B" style:family="table-column">
      <style:table-column-properties style:column-width="1.9236in" style:rel-column-width="21847*"/>
    </style:style>
    <style:style style:name="Table8.C" style:family="table-column">
      <style:table-column-properties style:column-width="1.9236in" style:rel-column-width="2184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H SarabunPSK2" fo:font-size="20pt" fo:font-weight="bold" officeooo:rsid="00245285" officeooo:paragraph-rsid="00245285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06276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aeff7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c8a5f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1ab5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fe62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3aef6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92217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8e6b" style:font-size-asian="18pt" style:font-weight-asian="bold" style:font-name-complex="TH SarabunPSK2" style:font-size-complex="18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245285" style:font-size-asian="18pt" style:font-size-complex="1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06276" style:font-size-asian="18pt" style:font-size-complex="18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aeff7" style:font-size-asian="18pt" style:font-size-complex="1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c8a5f" style:font-size-asian="18pt" style:font-size-complex="1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ffe62" style:font-size-asian="18pt" style:font-size-complex="18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c8a5f" style:font-size-asian="18pt" style:font-size-complex="18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ffe62" style:font-size-asian="18pt" style:font-size-complex="18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792217" style:font-size-asian="18pt" style:font-size-complex="18pt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484ec9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583c33"/>
    </style:style>
    <style:style style:name="P22" style:family="paragraph" style:parent-style-name="Table_20_Contents">
      <style:paragraph-properties fo:text-align="start" style:justify-single-word="false"/>
      <style:text-properties officeooo:paragraph-rsid="00606276"/>
    </style:style>
    <style:style style:name="P23" style:family="paragraph" style:parent-style-name="Table_20_Contents">
      <style:paragraph-properties fo:text-align="start" style:justify-single-word="false"/>
      <style:text-properties officeooo:paragraph-rsid="006168a8"/>
    </style:style>
    <style:style style:name="P24" style:family="paragraph" style:parent-style-name="Table_20_Contents">
      <style:paragraph-properties fo:text-align="start" style:justify-single-word="false"/>
      <style:text-properties officeooo:paragraph-rsid="006aeff7"/>
    </style:style>
    <style:style style:name="P25" style:family="paragraph" style:parent-style-name="Table_20_Contents">
      <style:paragraph-properties fo:text-align="start" style:justify-single-word="false"/>
      <style:text-properties officeooo:paragraph-rsid="006c8a5f"/>
    </style:style>
    <style:style style:name="P26" style:family="paragraph" style:parent-style-name="Table_20_Contents">
      <style:paragraph-properties fo:text-align="start" style:justify-single-word="false"/>
      <style:text-properties officeooo:paragraph-rsid="006f1ab5"/>
    </style:style>
    <style:style style:name="P27" style:family="paragraph" style:parent-style-name="Table_20_Contents">
      <style:paragraph-properties fo:text-align="start" style:justify-single-word="false"/>
      <style:text-properties officeooo:paragraph-rsid="006ffe62"/>
    </style:style>
    <style:style style:name="P28" style:family="paragraph" style:parent-style-name="Table_20_Contents">
      <style:paragraph-properties fo:text-align="start" style:justify-single-word="false"/>
      <style:text-properties officeooo:paragraph-rsid="0073aef6"/>
    </style:style>
    <style:style style:name="P29" style:family="paragraph" style:parent-style-name="Table_20_Contents">
      <style:paragraph-properties fo:text-align="start" style:justify-single-word="false"/>
      <style:text-properties officeooo:paragraph-rsid="00792217"/>
    </style:style>
    <style:style style:name="P3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paragraph-rsid="00606276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paragraph-rsid="006aeff7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paragraph-rsid="006c8a5f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paragraph-rsid="006f1ab5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paragraph-rsid="006ffe62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paragraph-rsid="0073aef6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paragraph-rsid="0079221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b5578" officeooo:paragraph-rsid="004b557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b5578" officeooo:paragraph-rsid="00606276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b5578" officeooo:paragraph-rsid="006aeff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b5578" officeooo:paragraph-rsid="006c8a5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4b5578" officeooo:paragraph-rsid="006f1ab5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4b5578" officeooo:paragraph-rsid="006ffe62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4b5578" officeooo:paragraph-rsid="0073aef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b5578" officeooo:paragraph-rsid="0079221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rsid="00507897" officeooo:paragraph-rsid="00507897"/>
    </style:style>
    <style:style style:name="P48" style:family="paragraph" style:parent-style-name="Table_20_Contents">
      <style:paragraph-properties fo:text-align="start" style:justify-single-word="false"/>
      <style:text-properties officeooo:rsid="00507897" officeooo:paragraph-rsid="00606276"/>
    </style:style>
    <style:style style:name="P49" style:family="paragraph" style:parent-style-name="Table_20_Contents">
      <style:paragraph-properties fo:text-align="start" style:justify-single-word="false"/>
      <style:text-properties officeooo:rsid="00507897" officeooo:paragraph-rsid="0066c048"/>
    </style:style>
    <style:style style:name="P50" style:family="paragraph" style:parent-style-name="Table_20_Contents">
      <style:paragraph-properties fo:text-align="start" style:justify-single-word="false"/>
      <style:text-properties officeooo:rsid="00507897" officeooo:paragraph-rsid="006aeff7"/>
    </style:style>
    <style:style style:name="P51" style:family="paragraph" style:parent-style-name="Table_20_Contents">
      <style:paragraph-properties fo:text-align="start" style:justify-single-word="false"/>
      <style:text-properties officeooo:rsid="00507897" officeooo:paragraph-rsid="006c8a5f"/>
    </style:style>
    <style:style style:name="P52" style:family="paragraph" style:parent-style-name="Table_20_Contents">
      <style:paragraph-properties fo:text-align="start" style:justify-single-word="false"/>
      <style:text-properties officeooo:rsid="00507897" officeooo:paragraph-rsid="006f1ab5"/>
    </style:style>
    <style:style style:name="P53" style:family="paragraph" style:parent-style-name="Table_20_Contents">
      <style:paragraph-properties fo:text-align="start" style:justify-single-word="false"/>
      <style:text-properties officeooo:rsid="00507897" officeooo:paragraph-rsid="006ffe62"/>
    </style:style>
    <style:style style:name="P54" style:family="paragraph" style:parent-style-name="Table_20_Contents">
      <style:paragraph-properties fo:text-align="start" style:justify-single-word="false"/>
      <style:text-properties officeooo:rsid="00507897" officeooo:paragraph-rsid="0073aef6"/>
    </style:style>
    <style:style style:name="P55" style:family="paragraph" style:parent-style-name="Table_20_Contents">
      <style:paragraph-properties fo:text-align="start" style:justify-single-word="false"/>
      <style:text-properties officeooo:rsid="00507897" officeooo:paragraph-rsid="00792217"/>
    </style:style>
    <style:style style:name="P56" style:family="paragraph" style:parent-style-name="Table_20_Contents">
      <style:paragraph-properties fo:text-align="center" style:justify-single-word="false"/>
      <style:text-properties officeooo:rsid="00507897" officeooo:paragraph-rsid="0084b4d2"/>
    </style:style>
    <style:style style:name="P57" style:family="paragraph" style:parent-style-name="Table_20_Contents">
      <style:paragraph-properties fo:text-align="center" style:justify-single-word="false"/>
      <style:text-properties officeooo:rsid="00507897" officeooo:paragraph-rsid="00854dc0"/>
    </style:style>
    <style:style style:name="P58" style:family="paragraph" style:parent-style-name="Table_20_Contents">
      <style:paragraph-properties fo:text-align="start" style:justify-single-word="false"/>
      <style:text-properties officeooo:rsid="00514439" officeooo:paragraph-rsid="00514439"/>
    </style:style>
    <style:style style:name="P59" style:family="paragraph" style:parent-style-name="Table_20_Contents">
      <style:paragraph-properties fo:text-align="start" style:justify-single-word="false"/>
      <style:text-properties officeooo:rsid="00514439" officeooo:paragraph-rsid="00525707"/>
    </style:style>
    <style:style style:name="P60" style:family="paragraph" style:parent-style-name="Table_20_Contents">
      <style:paragraph-properties fo:text-align="start" style:justify-single-word="false"/>
      <style:text-properties officeooo:rsid="00514439" officeooo:paragraph-rsid="0066c048"/>
    </style:style>
    <style:style style:name="P61" style:family="paragraph" style:parent-style-name="Table_20_Contents">
      <style:paragraph-properties fo:text-align="start" style:justify-single-word="false"/>
      <style:text-properties officeooo:rsid="00514439" officeooo:paragraph-rsid="006aeff7"/>
    </style:style>
    <style:style style:name="P62" style:family="paragraph" style:parent-style-name="Table_20_Contents">
      <style:paragraph-properties fo:text-align="start" style:justify-single-word="false"/>
      <style:text-properties officeooo:rsid="00514439" officeooo:paragraph-rsid="006c8a5f"/>
    </style:style>
    <style:style style:name="P63" style:family="paragraph" style:parent-style-name="Table_20_Contents">
      <style:paragraph-properties fo:text-align="start" style:justify-single-word="false"/>
      <style:text-properties officeooo:rsid="00514439" officeooo:paragraph-rsid="006ffe62"/>
    </style:style>
    <style:style style:name="P64" style:family="paragraph" style:parent-style-name="Table_20_Contents">
      <style:paragraph-properties fo:text-align="start" style:justify-single-word="false"/>
      <style:text-properties officeooo:rsid="00514439" officeooo:paragraph-rsid="0073aef6"/>
    </style:style>
    <style:style style:name="P65" style:family="paragraph" style:parent-style-name="Table_20_Contents">
      <style:paragraph-properties fo:text-align="start" style:justify-single-word="false"/>
      <style:text-properties officeooo:rsid="00514439" officeooo:paragraph-rsid="00792217"/>
    </style:style>
    <style:style style:name="P66" style:family="paragraph" style:parent-style-name="Table_20_Contents">
      <style:paragraph-properties fo:text-align="start" style:justify-single-word="false"/>
      <style:text-properties officeooo:rsid="00514439" officeooo:paragraph-rsid="0082942a"/>
    </style:style>
    <style:style style:name="P67" style:family="paragraph" style:parent-style-name="Table_20_Contents">
      <style:paragraph-properties fo:text-align="start" style:justify-single-word="false"/>
      <style:text-properties officeooo:rsid="00525707" officeooo:paragraph-rsid="00525707"/>
    </style:style>
    <style:style style:name="P68" style:family="paragraph" style:parent-style-name="Table_20_Contents">
      <style:paragraph-properties fo:text-align="start" style:justify-single-word="false"/>
      <style:text-properties officeooo:rsid="0059bc4f" officeooo:paragraph-rsid="005c0efe"/>
    </style:style>
    <style:style style:name="P69" style:family="paragraph" style:parent-style-name="Table_20_Contents">
      <style:paragraph-properties fo:text-align="start" style:justify-single-word="false"/>
      <style:text-properties officeooo:rsid="005aad78" officeooo:paragraph-rsid="005aad78"/>
    </style:style>
    <style:style style:name="P70" style:family="paragraph" style:parent-style-name="Table_20_Contents">
      <style:paragraph-properties fo:text-align="start" style:justify-single-word="false"/>
      <style:text-properties officeooo:rsid="005aad78" officeooo:paragraph-rsid="00606276"/>
    </style:style>
    <style:style style:name="P71" style:family="paragraph" style:parent-style-name="Table_20_Contents">
      <style:paragraph-properties fo:text-align="start" style:justify-single-word="false"/>
      <style:text-properties officeooo:rsid="005aad78" officeooo:paragraph-rsid="006aeff7"/>
    </style:style>
    <style:style style:name="P72" style:family="paragraph" style:parent-style-name="Table_20_Contents">
      <style:paragraph-properties fo:text-align="start" style:justify-single-word="false"/>
      <style:text-properties officeooo:rsid="005aad78" officeooo:paragraph-rsid="006c8a5f"/>
    </style:style>
    <style:style style:name="P73" style:family="paragraph" style:parent-style-name="Table_20_Contents">
      <style:paragraph-properties fo:text-align="start" style:justify-single-word="false"/>
      <style:text-properties officeooo:rsid="005aad78" officeooo:paragraph-rsid="006f1ab5"/>
    </style:style>
    <style:style style:name="P74" style:family="paragraph" style:parent-style-name="Table_20_Contents">
      <style:paragraph-properties fo:text-align="start" style:justify-single-word="false"/>
      <style:text-properties officeooo:rsid="005aad78" officeooo:paragraph-rsid="006ffe62"/>
    </style:style>
    <style:style style:name="P75" style:family="paragraph" style:parent-style-name="Table_20_Contents">
      <style:paragraph-properties fo:text-align="start" style:justify-single-word="false"/>
      <style:text-properties officeooo:rsid="005aad78" officeooo:paragraph-rsid="0073aef6"/>
    </style:style>
    <style:style style:name="P76" style:family="paragraph" style:parent-style-name="Table_20_Contents">
      <style:paragraph-properties fo:text-align="start" style:justify-single-word="false"/>
      <style:text-properties officeooo:rsid="005aad78" officeooo:paragraph-rsid="00792217"/>
    </style:style>
    <style:style style:name="P7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5c0efe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06276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2a10a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9017e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aeff7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c8a5f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ffe62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3aef6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492f6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92217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82942a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563e5a" officeooo:paragraph-rsid="00563e5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563e5a" officeooo:paragraph-rsid="00606276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563e5a" officeooo:paragraph-rsid="006aeff7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weight="normal" officeooo:rsid="00563e5a" officeooo:paragraph-rsid="006c8a5f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weight="normal" officeooo:rsid="00563e5a" officeooo:paragraph-rsid="006f1ab5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weight="normal" officeooo:rsid="00563e5a" officeooo:paragraph-rsid="0073aef6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weight="normal" officeooo:rsid="00606276" officeooo:paragraph-rsid="0073aef6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officeooo:rsid="00583c33" officeooo:paragraph-rsid="00583c33"/>
    </style:style>
    <style:style style:name="P96" style:family="paragraph" style:parent-style-name="Table_20_Contents">
      <style:paragraph-properties fo:text-align="start" style:justify-single-word="false"/>
      <style:text-properties officeooo:rsid="00583c33" officeooo:paragraph-rsid="00606276"/>
    </style:style>
    <style:style style:name="P97" style:family="paragraph" style:parent-style-name="Table_20_Contents">
      <style:paragraph-properties fo:text-align="start" style:justify-single-word="false"/>
      <style:text-properties officeooo:rsid="00583c33" officeooo:paragraph-rsid="006aeff7"/>
    </style:style>
    <style:style style:name="P98" style:family="paragraph" style:parent-style-name="Table_20_Contents">
      <style:paragraph-properties fo:text-align="start" style:justify-single-word="false"/>
      <style:text-properties officeooo:rsid="00583c33" officeooo:paragraph-rsid="006c8a5f"/>
    </style:style>
    <style:style style:name="P99" style:family="paragraph" style:parent-style-name="Table_20_Contents">
      <style:paragraph-properties fo:text-align="start" style:justify-single-word="false"/>
      <style:text-properties officeooo:rsid="00583c33" officeooo:paragraph-rsid="006f1ab5"/>
    </style:style>
    <style:style style:name="P100" style:family="paragraph" style:parent-style-name="Table_20_Contents">
      <style:paragraph-properties fo:text-align="start" style:justify-single-word="false"/>
      <style:text-properties officeooo:rsid="005c0efe" officeooo:paragraph-rsid="00583c33"/>
    </style:style>
    <style:style style:name="P101" style:family="paragraph" style:parent-style-name="Table_20_Contents">
      <style:paragraph-properties fo:text-align="start" style:justify-single-word="false"/>
      <style:text-properties officeooo:rsid="005c0efe" officeooo:paragraph-rsid="005c0efe"/>
    </style:style>
    <style:style style:name="P102" style:family="paragraph" style:parent-style-name="Table_20_Contents">
      <style:paragraph-properties fo:text-align="start" style:justify-single-word="false"/>
      <style:text-properties officeooo:rsid="005c0efe" officeooo:paragraph-rsid="00606276"/>
    </style:style>
    <style:style style:name="P103" style:family="paragraph" style:parent-style-name="Table_20_Contents">
      <style:paragraph-properties fo:text-align="start" style:justify-single-word="false"/>
      <style:text-properties officeooo:rsid="005c0efe" officeooo:paragraph-rsid="006aeff7"/>
    </style:style>
    <style:style style:name="P104" style:family="paragraph" style:parent-style-name="Table_20_Contents">
      <style:paragraph-properties fo:text-align="start" style:justify-single-word="false"/>
      <style:text-properties officeooo:rsid="005c0efe" officeooo:paragraph-rsid="006c8a5f"/>
    </style:style>
    <style:style style:name="P105" style:family="paragraph" style:parent-style-name="Table_20_Contents">
      <style:paragraph-properties fo:text-align="start" style:justify-single-word="false"/>
      <style:text-properties officeooo:rsid="005c0efe" officeooo:paragraph-rsid="006f1ab5"/>
    </style:style>
    <style:style style:name="P106" style:family="paragraph" style:parent-style-name="Table_20_Contents">
      <style:paragraph-properties fo:text-align="start" style:justify-single-word="false"/>
      <style:text-properties officeooo:rsid="005c0efe" officeooo:paragraph-rsid="0073aef6"/>
    </style:style>
    <style:style style:name="P107" style:family="paragraph" style:parent-style-name="Table_20_Contents">
      <style:paragraph-properties fo:text-align="start" style:justify-single-word="false"/>
      <style:text-properties officeooo:rsid="005c0efe" officeooo:paragraph-rsid="007bb037"/>
    </style:style>
    <style:style style:name="P108" style:family="paragraph" style:parent-style-name="Table_20_Contents">
      <style:paragraph-properties fo:text-align="start" style:justify-single-word="false"/>
      <style:text-properties officeooo:rsid="005c0efe" officeooo:paragraph-rsid="007e09c9"/>
    </style:style>
    <style:style style:name="P109" style:family="paragraph" style:parent-style-name="Table_20_Contents">
      <style:paragraph-properties fo:text-align="start" style:justify-single-word="false"/>
      <style:text-properties officeooo:rsid="005c0efe" officeooo:paragraph-rsid="007f4718"/>
    </style:style>
    <style:style style:name="P110" style:family="paragraph" style:parent-style-name="Table_20_Contents">
      <style:paragraph-properties fo:text-align="start" style:justify-single-word="false"/>
      <style:text-properties officeooo:rsid="005c0efe" officeooo:paragraph-rsid="0082288b"/>
    </style:style>
    <style:style style:name="P111" style:family="paragraph" style:parent-style-name="Table_20_Contents">
      <style:paragraph-properties fo:text-align="start" style:justify-single-word="false"/>
      <style:text-properties officeooo:rsid="005c0efe" officeooo:paragraph-rsid="0082942a"/>
    </style:style>
    <style:style style:name="P112" style:family="paragraph" style:parent-style-name="Table_20_Contents">
      <style:paragraph-properties fo:text-align="start" style:justify-single-word="false"/>
      <style:text-properties officeooo:rsid="00606276" officeooo:paragraph-rsid="006168a8"/>
    </style:style>
    <style:style style:name="P113" style:family="paragraph" style:parent-style-name="Table_20_Contents">
      <style:paragraph-properties fo:text-align="start" style:justify-single-word="false"/>
      <style:text-properties officeooo:rsid="00606276" officeooo:paragraph-rsid="006aeff7"/>
    </style:style>
    <style:style style:name="P114" style:family="paragraph" style:parent-style-name="Table_20_Contents">
      <style:paragraph-properties fo:text-align="start" style:justify-single-word="false"/>
      <style:text-properties officeooo:rsid="00606276" officeooo:paragraph-rsid="006c8a5f"/>
    </style:style>
    <style:style style:name="P115" style:family="paragraph" style:parent-style-name="Table_20_Contents">
      <style:paragraph-properties fo:text-align="start" style:justify-single-word="false"/>
      <style:text-properties officeooo:rsid="00606276" officeooo:paragraph-rsid="006f1ab5"/>
    </style:style>
    <style:style style:name="P116" style:family="paragraph" style:parent-style-name="Table_20_Contents">
      <style:paragraph-properties fo:text-align="start" style:justify-single-word="false"/>
      <style:text-properties officeooo:rsid="006168a8" officeooo:paragraph-rsid="006168a8"/>
    </style:style>
    <style:style style:name="P117" style:family="paragraph" style:parent-style-name="Table_20_Contents">
      <style:paragraph-properties fo:text-align="start" style:justify-single-word="false"/>
      <style:text-properties officeooo:rsid="006168a8" officeooo:paragraph-rsid="006aeff7"/>
    </style:style>
    <style:style style:name="P118" style:family="paragraph" style:parent-style-name="Table_20_Contents">
      <style:paragraph-properties fo:text-align="start" style:justify-single-word="false"/>
      <style:text-properties officeooo:rsid="006168a8" officeooo:paragraph-rsid="006c8a5f"/>
    </style:style>
    <style:style style:name="P119" style:family="paragraph" style:parent-style-name="Table_20_Contents">
      <style:paragraph-properties fo:text-align="start" style:justify-single-word="false"/>
      <style:text-properties officeooo:rsid="006168a8" officeooo:paragraph-rsid="006f1ab5"/>
    </style:style>
    <style:style style:name="P120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46f7f" style:font-weight-asian="normal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aeff7" style:font-weight-asian="normal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c8a5f" style:font-weight-asian="normal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f1ab5" style:font-weight-asian="normal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51fc3" style:font-weight-asian="normal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aeff7" style:font-weight-asian="normal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c8a5f" style:font-weight-asian="normal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f1ab5" style:font-weight-asian="normal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73aef6" style:font-weight-asian="normal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9017e" style:font-weight-asian="normal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aeff7" style:font-weight-asian="normal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c8a5f" style:font-weight-asian="normal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ffe62" style:font-weight-asian="normal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3aef6" style:font-weight-asian="normal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5f27f" style:font-weight-asian="normal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92217" style:font-weight-asian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82942a" style:font-weight-asian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text-underline-style="none" fo:font-weight="normal" officeooo:rsid="00792217" officeooo:paragraph-rsid="00792217" style:font-weight-asian="normal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style:text-underline-style="none" fo:font-weight="normal" officeooo:rsid="00651fc3" officeooo:paragraph-rsid="006ffe62" style:font-weight-asian="normal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officeooo:rsid="00646f7f" officeooo:paragraph-rsid="00646f7f"/>
    </style:style>
    <style:style style:name="P140" style:family="paragraph" style:parent-style-name="Table_20_Contents">
      <style:paragraph-properties fo:text-align="start" style:justify-single-word="false"/>
      <style:text-properties officeooo:rsid="00646f7f" officeooo:paragraph-rsid="006aeff7"/>
    </style:style>
    <style:style style:name="P141" style:family="paragraph" style:parent-style-name="Table_20_Contents">
      <style:paragraph-properties fo:text-align="start" style:justify-single-word="false"/>
      <style:text-properties officeooo:rsid="00646f7f" officeooo:paragraph-rsid="006c8a5f"/>
    </style:style>
    <style:style style:name="P142" style:family="paragraph" style:parent-style-name="Table_20_Contents">
      <style:paragraph-properties fo:text-align="start" style:justify-single-word="false"/>
      <style:text-properties officeooo:rsid="00646f7f" officeooo:paragraph-rsid="006f1ab5"/>
    </style:style>
    <style:style style:name="P143" style:family="paragraph" style:parent-style-name="Table_20_Contents">
      <style:paragraph-properties fo:text-align="start" style:justify-single-word="false"/>
      <style:text-properties officeooo:rsid="00646f7f" officeooo:paragraph-rsid="006ffe62"/>
    </style:style>
    <style:style style:name="P144" style:family="paragraph" style:parent-style-name="Table_20_Contents">
      <style:paragraph-properties fo:text-align="start" style:justify-single-word="false"/>
      <style:text-properties officeooo:rsid="00646f7f" officeooo:paragraph-rsid="0073aef6"/>
    </style:style>
    <style:style style:name="P145" style:family="paragraph" style:parent-style-name="Table_20_Contents">
      <style:paragraph-properties fo:text-align="start" style:justify-single-word="false"/>
      <style:text-properties officeooo:rsid="00646f7f" officeooo:paragraph-rsid="007d7046"/>
    </style:style>
    <style:style style:name="P146" style:family="paragraph" style:parent-style-name="Table_20_Contents">
      <style:paragraph-properties fo:text-align="start" style:justify-single-word="false"/>
      <style:text-properties officeooo:rsid="00646f7f" officeooo:paragraph-rsid="00805320"/>
    </style:style>
    <style:style style:name="P147" style:family="paragraph" style:parent-style-name="Table_20_Contents">
      <style:paragraph-properties fo:text-align="start" style:justify-single-word="false"/>
      <style:text-properties officeooo:rsid="00646f7f" officeooo:paragraph-rsid="0082288b"/>
    </style:style>
    <style:style style:name="P148" style:family="paragraph" style:parent-style-name="Table_20_Contents">
      <style:paragraph-properties fo:text-align="start" style:justify-single-word="false"/>
      <style:text-properties officeooo:rsid="00646f7f" officeooo:paragraph-rsid="0082942a"/>
    </style:style>
    <style:style style:name="P149" style:family="paragraph" style:parent-style-name="Table_20_Contents">
      <style:paragraph-properties fo:text-align="start" style:justify-single-word="false"/>
      <style:text-properties officeooo:rsid="0066c048" officeooo:paragraph-rsid="0066c048"/>
    </style:style>
    <style:style style:name="P150" style:family="paragraph" style:parent-style-name="Table_20_Contents">
      <style:paragraph-properties fo:text-align="start" style:justify-single-word="false"/>
      <style:text-properties officeooo:rsid="0066c048" officeooo:paragraph-rsid="006aeff7"/>
    </style:style>
    <style:style style:name="P151" style:family="paragraph" style:parent-style-name="Table_20_Contents">
      <style:paragraph-properties fo:text-align="start" style:justify-single-word="false"/>
      <style:text-properties officeooo:rsid="0066c048" officeooo:paragraph-rsid="006c8a5f"/>
    </style:style>
    <style:style style:name="P152" style:family="paragraph" style:parent-style-name="Table_20_Contents">
      <style:paragraph-properties fo:text-align="start" style:justify-single-word="false"/>
      <style:text-properties officeooo:rsid="0066c048" officeooo:paragraph-rsid="006ffe62"/>
    </style:style>
    <style:style style:name="P153" style:family="paragraph" style:parent-style-name="Table_20_Contents">
      <style:paragraph-properties fo:text-align="start" style:justify-single-word="false"/>
      <style:text-properties officeooo:rsid="0066c048" officeooo:paragraph-rsid="0073aef6"/>
    </style:style>
    <style:style style:name="P154" style:family="paragraph" style:parent-style-name="Table_20_Contents">
      <style:paragraph-properties fo:text-align="start" style:justify-single-word="false"/>
      <style:text-properties officeooo:rsid="0066c048" officeooo:paragraph-rsid="00792217"/>
    </style:style>
    <style:style style:name="P155" style:family="paragraph" style:parent-style-name="Table_20_Contents">
      <style:paragraph-properties fo:text-align="start" style:justify-single-word="false"/>
      <style:text-properties officeooo:rsid="0066c048" officeooo:paragraph-rsid="0082942a"/>
    </style:style>
    <style:style style:name="P156" style:family="paragraph" style:parent-style-name="Table_20_Contents">
      <style:paragraph-properties fo:text-align="center" style:justify-single-word="false"/>
      <style:text-properties officeooo:rsid="0066c048" officeooo:paragraph-rsid="0084b4d2"/>
    </style:style>
    <style:style style:name="P157" style:family="paragraph" style:parent-style-name="Table_20_Contents">
      <style:paragraph-properties fo:text-align="start" style:justify-single-word="false"/>
      <style:text-properties officeooo:rsid="0069017e" officeooo:paragraph-rsid="0069017e"/>
    </style:style>
    <style:style style:name="P158" style:family="paragraph" style:parent-style-name="Table_20_Contents">
      <style:paragraph-properties fo:text-align="start" style:justify-single-word="false"/>
      <style:text-properties officeooo:rsid="0069017e" officeooo:paragraph-rsid="006aeff7"/>
    </style:style>
    <style:style style:name="P159" style:family="paragraph" style:parent-style-name="Table_20_Contents">
      <style:paragraph-properties fo:text-align="start" style:justify-single-word="false"/>
      <style:text-properties officeooo:rsid="0069017e" officeooo:paragraph-rsid="006c8a5f"/>
    </style:style>
    <style:style style:name="P160" style:family="paragraph" style:parent-style-name="Table_20_Contents">
      <style:paragraph-properties fo:text-align="start" style:justify-single-word="false"/>
      <style:text-properties officeooo:rsid="0069017e" officeooo:paragraph-rsid="006ffe62"/>
    </style:style>
    <style:style style:name="P161" style:family="paragraph" style:parent-style-name="Table_20_Contents">
      <style:paragraph-properties fo:text-align="start" style:justify-single-word="false"/>
      <style:text-properties officeooo:rsid="0069017e" officeooo:paragraph-rsid="0073aef6"/>
    </style:style>
    <style:style style:name="P162" style:family="paragraph" style:parent-style-name="Table_20_Contents">
      <style:paragraph-properties fo:text-align="start" style:justify-single-word="false"/>
      <style:text-properties officeooo:rsid="0069017e" officeooo:paragraph-rsid="0075f27f"/>
    </style:style>
    <style:style style:name="P163" style:family="paragraph" style:parent-style-name="Table_20_Contents">
      <style:paragraph-properties fo:text-align="start" style:justify-single-word="false"/>
      <style:text-properties officeooo:rsid="0069017e" officeooo:paragraph-rsid="00792217"/>
    </style:style>
    <style:style style:name="P164" style:family="paragraph" style:parent-style-name="Table_20_Contents">
      <style:paragraph-properties fo:text-align="start" style:justify-single-word="false"/>
      <style:text-properties officeooo:rsid="0069017e" officeooo:paragraph-rsid="0082942a"/>
    </style:style>
    <style:style style:name="P165" style:family="paragraph" style:parent-style-name="Table_20_Contents">
      <style:paragraph-properties fo:text-align="start" style:justify-single-word="false"/>
      <style:text-properties officeooo:rsid="0069017e" officeooo:paragraph-rsid="0087eac3"/>
    </style:style>
    <style:style style:name="P166" style:family="paragraph" style:parent-style-name="Table_20_Contents">
      <style:paragraph-properties fo:text-align="start" style:justify-single-word="false"/>
      <style:text-properties officeooo:rsid="006aeff7" officeooo:paragraph-rsid="006aeff7"/>
    </style:style>
    <style:style style:name="P167" style:family="paragraph" style:parent-style-name="Table_20_Contents">
      <style:paragraph-properties fo:text-align="center" style:justify-single-word="false"/>
      <style:text-properties officeooo:rsid="006aeff7" officeooo:paragraph-rsid="0084b4d2"/>
    </style:style>
    <style:style style:name="P168" style:family="paragraph" style:parent-style-name="Table_20_Contents">
      <style:paragraph-properties fo:text-align="start" style:justify-single-word="false"/>
      <style:text-properties officeooo:rsid="006c8a5f" officeooo:paragraph-rsid="006c8a5f"/>
    </style:style>
    <style:style style:name="P169" style:family="paragraph" style:parent-style-name="Table_20_Contents">
      <style:paragraph-properties fo:text-align="center" style:justify-single-word="false"/>
      <style:text-properties officeooo:rsid="006c8a5f" officeooo:paragraph-rsid="0084b4d2"/>
    </style:style>
    <style:style style:name="P170" style:family="paragraph" style:parent-style-name="Table_20_Contents">
      <style:paragraph-properties fo:text-align="start" style:justify-single-word="false"/>
      <style:text-properties officeooo:rsid="006f1ab5" officeooo:paragraph-rsid="006f1ab5"/>
    </style:style>
    <style:style style:name="P171" style:family="paragraph" style:parent-style-name="Table_20_Contents">
      <style:paragraph-properties fo:text-align="start" style:justify-single-word="false"/>
      <style:text-properties officeooo:rsid="006f1ab5" officeooo:paragraph-rsid="0073aef6"/>
    </style:style>
    <style:style style:name="P172" style:family="paragraph" style:parent-style-name="Table_20_Contents">
      <style:paragraph-properties fo:text-align="start" style:justify-single-word="false"/>
      <style:text-properties officeooo:rsid="006f1ab5" officeooo:paragraph-rsid="00792217"/>
    </style:style>
    <style:style style:name="P173" style:family="paragraph" style:parent-style-name="Table_20_Contents">
      <style:paragraph-properties fo:text-align="center" style:justify-single-word="false"/>
      <style:text-properties officeooo:rsid="006f1ab5" officeooo:paragraph-rsid="00854dc0"/>
    </style:style>
    <style:style style:name="P174" style:family="paragraph" style:parent-style-name="Table_20_Contents">
      <style:paragraph-properties fo:text-align="start" style:justify-single-word="false"/>
      <style:text-properties officeooo:rsid="006ffe62" officeooo:paragraph-rsid="006ffe62"/>
    </style:style>
    <style:style style:name="P175" style:family="paragraph" style:parent-style-name="Table_20_Contents">
      <style:paragraph-properties fo:text-align="start" style:justify-single-word="false"/>
      <style:text-properties officeooo:rsid="0073aef6" officeooo:paragraph-rsid="0073aef6"/>
    </style:style>
    <style:style style:name="P176" style:family="paragraph" style:parent-style-name="Table_20_Contents">
      <style:paragraph-properties fo:text-align="start" style:justify-single-word="false"/>
      <style:text-properties officeooo:rsid="0073aef6" officeooo:paragraph-rsid="00792217"/>
    </style:style>
    <style:style style:name="P177" style:family="paragraph" style:parent-style-name="Table_20_Contents">
      <style:paragraph-properties fo:text-align="start" style:justify-single-word="false"/>
      <style:text-properties officeooo:rsid="007492f6" officeooo:paragraph-rsid="007492f6"/>
    </style:style>
    <style:style style:name="P178" style:family="paragraph" style:parent-style-name="Table_20_Contents">
      <style:paragraph-properties fo:text-align="start" style:justify-single-word="false"/>
      <style:text-properties officeooo:rsid="00792217" officeooo:paragraph-rsid="00792217"/>
    </style:style>
    <style:style style:name="P179" style:family="paragraph" style:parent-style-name="Table_20_Contents">
      <style:paragraph-properties fo:text-align="center" style:justify-single-word="false"/>
    </style:style>
    <style:style style:name="P180" style:family="paragraph" style:parent-style-name="Table_20_Contents">
      <style:paragraph-properties fo:text-align="center" style:justify-single-word="false"/>
      <style:text-properties officeooo:rsid="0084b4d2" officeooo:paragraph-rsid="0084b4d2"/>
    </style:style>
    <style:style style:name="P181" style:family="paragraph" style:parent-style-name="Table_20_Contents">
      <style:paragraph-properties fo:text-align="center" style:justify-single-word="false"/>
      <style:text-properties officeooo:rsid="00854dc0" officeooo:paragraph-rsid="00854dc0"/>
    </style:style>
    <style:style style:name="T1" style:family="text">
      <style:text-properties officeooo:rsid="004758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63e5a" style:font-weight-asian="normal" style:font-weight-complex="normal"/>
    </style:style>
    <style:style style:name="T4" style:family="text">
      <style:text-properties fo:font-weight="normal" officeooo:rsid="006168a8" style:font-weight-asian="normal" style:font-weight-complex="normal"/>
    </style:style>
    <style:style style:name="T5" style:family="text">
      <style:text-properties fo:font-weight="normal" officeooo:rsid="008c4c3e" style:font-weight-asian="normal" style:font-weight-complex="normal"/>
    </style:style>
    <style:style style:name="T6" style:family="text">
      <style:text-properties officeooo:rsid="00484ec9"/>
    </style:style>
    <style:style style:name="T7" style:family="text">
      <style:text-properties officeooo:rsid="00583c33"/>
    </style:style>
    <style:style style:name="T8" style:family="text">
      <style:text-properties officeooo:rsid="005c0efe"/>
    </style:style>
    <style:style style:name="T9" style:family="text">
      <style:text-properties officeooo:rsid="005dd083"/>
    </style:style>
    <style:style style:name="T10" style:family="text">
      <style:text-properties officeooo:rsid="00606276"/>
    </style:style>
    <style:style style:name="T11" style:family="text">
      <style:text-properties officeooo:rsid="006168a8"/>
    </style:style>
    <style:style style:name="T12" style:family="text">
      <style:text-properties officeooo:rsid="0062a10a"/>
    </style:style>
    <style:style style:name="T13" style:family="text">
      <style:text-properties style:text-underline-style="none" fo:font-weight="normal" officeooo:rsid="0066c048" style:font-weight-asian="normal" style:font-weight-complex="normal"/>
    </style:style>
    <style:style style:name="T14" style:family="text">
      <style:text-properties style:text-underline-style="none" fo:font-weight="normal" officeooo:rsid="00712acc" style:font-weight-asian="normal" style:font-weight-complex="normal"/>
    </style:style>
    <style:style style:name="T15" style:family="text">
      <style:text-properties style:text-underline-style="none" fo:font-weight="normal" officeooo:rsid="0087eac3" style:font-weight-asian="normal" style:font-weight-complex="normal"/>
    </style:style>
    <style:style style:name="T16" style:family="text">
      <style:text-properties officeooo:rsid="00651fc3"/>
    </style:style>
    <style:style style:name="T17" style:family="text">
      <style:text-properties officeooo:rsid="0066c048"/>
    </style:style>
    <style:style style:name="T18" style:family="text">
      <style:text-properties officeooo:rsid="0069017e"/>
    </style:style>
    <style:style style:name="T19" style:family="text">
      <style:text-properties officeooo:rsid="006aeff7"/>
    </style:style>
    <style:style style:name="T20" style:family="text">
      <style:text-properties officeooo:rsid="006c8a5f"/>
    </style:style>
    <style:style style:name="T21" style:family="text">
      <style:text-properties officeooo:rsid="006f1ab5"/>
    </style:style>
    <style:style style:name="T22" style:family="text">
      <style:text-properties officeooo:rsid="006ffe62"/>
    </style:style>
    <style:style style:name="T23" style:family="text">
      <style:text-properties officeooo:rsid="0073a436"/>
    </style:style>
    <style:style style:name="T24" style:family="text">
      <style:text-properties officeooo:rsid="0073aef6"/>
    </style:style>
    <style:style style:name="T25" style:family="text">
      <style:text-properties officeooo:rsid="007492f6"/>
    </style:style>
    <style:style style:name="T26" style:family="text">
      <style:text-properties officeooo:rsid="0075f27f"/>
    </style:style>
    <style:style style:name="T27" style:family="text">
      <style:text-properties officeooo:rsid="00792217"/>
    </style:style>
    <style:style style:name="T28" style:family="text">
      <style:text-properties officeooo:rsid="00854dc0"/>
    </style:style>
    <style:style style:name="T29" style:family="text">
      <style:text-properties officeooo:rsid="0087eac3"/>
    </style:style>
    <style:style style:name="T30" style:family="text">
      <style:text-properties officeooo:rsid="008c4c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ทที่ <text:span text:style-name="T1">3</text:span></text:p>
      <text:p text:style-name="P1">ชื่อบท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6">Diagram ID</text:p>
          </table:table-cell>
          <table:table-cell table:style-name="Table9.A1" office:value-type="string">
            <text:p text:style-name="P46">Diagram Name</text:p>
          </table:table-cell>
          <table:table-cell table:style-name="Table9.C1" office:value-type="string">
            <text:p text:style-name="P46">Diagram Description</text:p>
          </table:table-cell>
        </table:table-row>
        <table:table-row>
          <table:table-cell table:style-name="Table9.A2" office:value-type="string">
            <text:p text:style-name="P180">UC_M</text:p>
          </table:table-cell>
          <table:table-cell table:style-name="Table9.A2" office:value-type="string">
            <text:p text:style-name="P179">Main</text:p>
          </table:table-cell>
          <table:table-cell table:style-name="Table9.C2" office:value-type="string">
            <text:p text:style-name="P179">Use Case Main Diagram</text:p>
          </table:table-cell>
        </table:table-row>
        <table:table-row>
          <table:table-cell table:style-name="Table9.A2" office:value-type="string">
            <text:p text:style-name="P56">UC_01</text:p>
          </table:table-cell>
          <table:table-cell table:style-name="Table9.A2" office:value-type="string">
            <text:p text:style-name="P56">Log in</text:p>
          </table:table-cell>
          <table:table-cell table:style-name="Table9.C2" office:value-type="string">
            <text:p text:style-name="P180">เข้าสู่ระบบ</text:p>
          </table:table-cell>
        </table:table-row>
        <table:table-row>
          <table:table-cell table:style-name="Table9.A2" office:value-type="string">
            <text:p text:style-name="P56">UC_0<text:span text:style-name="T10">2</text:span></text:p>
          </table:table-cell>
          <table:table-cell table:style-name="Table9.A2" office:value-type="string">
            <text:p text:style-name="P156">Web control</text:p>
          </table:table-cell>
          <table:table-cell table:style-name="Table9.C2" office:value-type="string">
            <text:p text:style-name="P180">จัดการเว็บ</text:p>
          </table:table-cell>
        </table:table-row>
        <table:table-row>
          <table:table-cell table:style-name="Table9.A2" office:value-type="string">
            <text:p text:style-name="P56">UC_0<text:span text:style-name="T19">3</text:span></text:p>
          </table:table-cell>
          <table:table-cell table:style-name="Table9.A2" office:value-type="string">
            <text:p text:style-name="P167">Schedule</text:p>
          </table:table-cell>
          <table:table-cell table:style-name="Table9.C2" office:value-type="string">
            <text:p text:style-name="P156">ตั้งเวลาทำงาน</text:p>
          </table:table-cell>
        </table:table-row>
        <table:table-row>
          <table:table-cell table:style-name="Table9.A2" office:value-type="string">
            <text:p text:style-name="P56">UC_0<text:span text:style-name="T20">4</text:span></text:p>
          </table:table-cell>
          <table:table-cell table:style-name="Table9.A2" office:value-type="string">
            <text:p text:style-name="P169">Users</text:p>
          </table:table-cell>
          <table:table-cell table:style-name="Table9.C2" office:value-type="string">
            <text:p text:style-name="P180">จัดการสมาชิก</text:p>
          </table:table-cell>
        </table:table-row>
        <table:table-row>
          <table:table-cell table:style-name="Table9.A2" office:value-type="string">
            <text:p text:style-name="P57">UC_0<text:span text:style-name="T21">5</text:span></text:p>
          </table:table-cell>
          <table:table-cell table:style-name="Table9.A2" office:value-type="string">
            <text:p text:style-name="P173">Switch database</text:p>
          </table:table-cell>
          <table:table-cell table:style-name="Table9.C2" office:value-type="string">
            <text:p text:style-name="P181">จัดการสลับฐานข้อมูล</text:p>
          </table:table-cell>
        </table:table-row>
        <table:table-row>
          <table:table-cell table:style-name="Table9.A2" office:value-type="string">
            <text:p text:style-name="P57">UC_0<text:span text:style-name="T22">6</text:span></text:p>
          </table:table-cell>
          <table:table-cell table:style-name="Table9.A2" office:value-type="string">
            <text:p text:style-name="P181">Log</text:p>
          </table:table-cell>
          <table:table-cell table:style-name="Table9.C2" office:value-type="string">
            <text:p text:style-name="P181">จัดการ Log</text:p>
          </table:table-cell>
        </table:table-row>
        <table:table-row>
          <table:table-cell table:style-name="Table9.A2" office:value-type="string">
            <text:p text:style-name="P57">UC_0<text:span text:style-name="T24">7</text:span></text:p>
          </table:table-cell>
          <table:table-cell table:style-name="Table9.A2" office:value-type="string">
            <text:p text:style-name="P181">Search</text:p>
          </table:table-cell>
          <table:table-cell table:style-name="Table9.C2" office:value-type="string">
            <text:p text:style-name="P181">ค้นหา สินค้าลดราคา</text:p>
          </table:table-cell>
        </table:table-row>
        <table:table-row>
          <table:table-cell table:style-name="Table9.A2" office:value-type="string">
            <text:p text:style-name="P57">UC_0<text:span text:style-name="T28">8</text:span></text:p>
          </table:table-cell>
          <table:table-cell table:style-name="Table9.A2" office:value-type="string">
            <text:p text:style-name="P173">S<text:span text:style-name="T24">elect category</text:span></text:p>
          </table:table-cell>
          <table:table-cell table:style-name="Table9.C2" office:value-type="string">
            <text:p text:style-name="P181">หมวดหมู่ สินค้าลดราคา</text:p>
          </table:table-cell>
        </table:table-row>
      </table:table>
      <text:p text:style-name="P1"/>
      <text:p text:style-name="P1"><draw:frame draw:style-name="fr1" draw:name="Image9" text:anchor-type="paragraph" svg:width="5.7701in" svg:height="3.3972in" draw:z-index="8"><draw:image xlink:href="Pictures/10000201000002A900000191146801F6F7867DA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1" text:anchor-type="paragraph" svg:width="5.7701in" svg:height="3.5665in" draw:z-index="0"><draw:image xlink:href="Pictures/10000201000002A9000001A5A95846FFD1B6A7DA.png" xlink:type="simple" xlink:show="embed" xlink:actuate="onLoad" loext:mime-type="image/png"/></draw:frame><text:soft-page-break/></text:p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Diagram ID</text:p>
          </table:table-cell>
          <table:table-cell table:style-name="Table1.B1" table:number-columns-spanned="2" office:value-type="string">
            <text:p text:style-name="P47">UC_01</text:p>
          </table:table-cell>
          <table:covered-table-cell/>
        </table:table-row>
        <table:table-row>
          <table:table-cell table:style-name="Table1.A2" office:value-type="string">
            <text:p text:style-name="P30">Use <text:span text:style-name="T6">C</text:span>ase Name</text:p>
          </table:table-cell>
          <table:table-cell table:style-name="Table1.B2" table:number-columns-spanned="2" office:value-type="string">
            <text:p text:style-name="P47">Log in</text:p>
          </table:table-cell>
          <table:covered-table-cell/>
        </table:table-row>
        <table:table-row>
          <table:table-cell table:style-name="Table1.A2" office:value-type="string">
            <text:p text:style-name="P30">Triggering Event</text:p>
          </table:table-cell>
          <table:table-cell table:style-name="Table1.B2" table:number-columns-spanned="2" office:value-type="string">
            <text:p text:style-name="P47">เมื่อต้องการเข้าสู่ระบบ</text:p>
          </table:table-cell>
          <table:covered-table-cell/>
        </table:table-row>
        <table:table-row>
          <table:table-cell table:style-name="Table1.A2" office:value-type="string">
            <text:p text:style-name="P30">Brief Description</text:p>
          </table:table-cell>
          <table:table-cell table:style-name="Table1.B2" table:number-columns-spanned="2" office:value-type="string">
            <text:p text:style-name="P59">Use Case Log in มีหน้าที่ทำให้ ผู้ดูแลระบบ และ ผู้ช่วยผู้ดูแลระบบ สามารถเข้าสู่ระบบได้</text:p>
          </table:table-cell>
          <table:covered-table-cell/>
        </table:table-row>
        <table:table-row>
          <table:table-cell table:style-name="Table1.A2" office:value-type="string">
            <text:p text:style-name="P30">Actors</text:p>
          </table:table-cell>
          <table:table-cell table:style-name="Table1.B2" table:number-columns-spanned="2" office:value-type="string">
            <text:p text:style-name="P47">ผู้ดูแลระบบ , ผู้ช่วยผู้ดูแลระบบ</text:p>
          </table:table-cell>
          <table:covered-table-cell/>
        </table:table-row>
        <table:table-row>
          <table:table-cell table:style-name="Table1.A2" office:value-type="string">
            <text:p text:style-name="P30">Pre-Condition</text:p>
          </table:table-cell>
          <table:table-cell table:style-name="Table1.B2" table:number-columns-spanned="2" office:value-type="string">
            <text:p text:style-name="P67">-</text:p>
          </table:table-cell>
          <table:covered-table-cell/>
        </table:table-row>
        <table:table-row>
          <table:table-cell table:style-name="Table1.A2" office:value-type="string">
            <text:p text:style-name="P30">Post-Condition</text:p>
          </table:table-cell>
          <table:table-cell table:style-name="Table1.B2" table:number-columns-spanned="2" office:value-type="string">
            <text:p text:style-name="P58">สามารถเข้าสู่ระบบได้สำเร็จ</text:p>
          </table:table-cell>
          <table:covered-table-cell/>
        </table:table-row>
        <table:table-row>
          <table:table-cell table:style-name="Table1.A2" office:value-type="string">
            <text:p text:style-name="P30">Flow of Event</text:p>
          </table:table-cell>
          <table:table-cell table:style-name="Table1.A2" office:value-type="string">
            <text:p text:style-name="P38">Actor</text:p>
          </table:table-cell>
          <table:table-cell table:style-name="Table1.B2" office:value-type="string">
            <text:p text:style-name="P38">System</text:p>
          </table:table-cell>
        </table:table-row>
        <table:table-row>
          <table:table-cell table:style-name="Table1.A2" office:value-type="string">
            <text:p text:style-name="P30">(ล<text:span text:style-name="T6">ำ</text:span>ดับขั้นตอนก<text:span text:style-name="T6">า</text:span>ร</text:p>
            <text:p text:style-name="P30">ท<text:span text:style-name="T6">ำ</text:span>ง<text:span text:style-name="T6">า</text:span>นระห<text:span text:style-name="T6">ว่</text:span>าง User</text:p>
            <text:p text:style-name="P30">กับ System)</text:p>
          </table:table-cell>
          <table:table-cell table:style-name="Table1.A2" office:value-type="string">
            <text:p text:style-name="P77">กรณี Log in เข้าสู่ระบบ</text:p>
            <text:p text:style-name="P88">1. <text:s/>ทำการกรอก <text:span text:style-name="T30">ชื่อผู้ใช้</text:span> และ <text:span text:style-name="T30">รหัสผ่าน</text:span> จากนั้นกดปุ่ม เข้าสู่ระบบ</text:p>
            <text:p text:style-name="P20"><text:s text:c="4"/><text:span text:style-name="T7">1.1 <text:s/>ข้อมูลที่กรอกถูกต้อง</text:span></text:p>
            <text:p text:style-name="P21"><text:s text:c="4"/></text:p>
            <text:p text:style-name="P95"><text:s text:c="4"/></text:p>
            <text:p text:style-name="P95"><text:s text:c="4"/>1.2 <text:s/>ข้อมูลที่กรอกไม่ถูกต้อง</text:p>
            <text:p text:style-name="P21"><text:soft-page-break/></text:p>
            <text:p text:style-name="P68"/>
            <text:p text:style-name="P68">2. <text:s/>กรณีเลือก “จำฉันไว้ใน</text:p>
            <text:p text:style-name="P68">ระบบ”</text:p>
            <text:p text:style-name="P20"/>
          </table:table-cell>
          <table:table-cell table:style-name="Table1.B2" office:value-type="string">
            <text:p text:style-name="P20"/>
            <text:p text:style-name="P21"><text:span text:style-name="T8">1. <text:s/></text:span>ระบบตรวจสอบ <text:span text:style-name="T5">ชื่อผู้ใช้</text:span> และ <text:span text:style-name="T5">รหัสผ่าน</text:span> ที่ผู้ใช้กรอก กับในฐานข้อมูล</text:p>
            <text:p text:style-name="P100">1.1 <text:s/>ระบบทำการเเจ้งเตือน “ยินดีต้อนรับเข้าสู่ระบบ” และเข้าสู่หน้าหลักของระบบ</text:p>
            <text:p text:style-name="P101">1.2 <text:s/>ระบบทำการเเจ้งเตือน <text:soft-page-break/>“ชื่อผู้ใช้หรือรหัสผ่านไม่ถูกต้อง”</text:p>
            <text:p text:style-name="P101">2. <text:s/>ระบบจะทำการจดจำ <text:span text:style-name="T30">ชื่อผู้ใช้</text:span> และ<text:span text:style-name="T30">รหัสผ่าน</text:span>ไว้</text:p>
          </table:table-cell>
        </table:table-row>
        <table:table-row>
          <table:table-cell table:style-name="Table1.A2" office:value-type="string">
            <text:p text:style-name="P30">Exceptions</text:p>
          </table:table-cell>
          <table:table-cell table:style-name="Table1.B2" table:number-columns-spanned="2" office:value-type="string">
            <text:p text:style-name="P69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2"/>
      <text:p text:style-name="P2"><draw:frame draw:style-name="fr2" draw:name="Image2" text:anchor-type="paragraph" svg:width="5.7701in" svg:height="3.3972in" draw:z-index="1"><draw:image xlink:href="Pictures/10000201000002A900000191B16A3C6AB0186BCB.png" xlink:type="simple" xlink:show="embed" xlink:actuate="onLoad" loext:mime-type="image/png"/></draw:frame></text:p>
      <text:p text:style-name="P10"/>
      <text:p text:style-name="P19"/>
      <text:p text:style-name="P19"/>
      <text:p text:style-name="P19"/>
      <text:p text:style-name="P19"/>
      <text:p text:style-name="P19"/>
      <text:p text:style-name="P19"/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Diagram ID</text:p>
          </table:table-cell>
          <table:table-cell table:style-name="Table2.B1" table:number-columns-spanned="2" office:value-type="string">
            <text:p text:style-name="P48">UC_0<text:span text:style-name="T10">2</text:span></text:p>
          </table:table-cell>
          <table:covered-table-cell/>
        </table:table-row>
        <table:table-row>
          <table:table-cell table:style-name="Table2.A2" office:value-type="string">
            <text:p text:style-name="P31">Use <text:span text:style-name="T6">C</text:span>ase Name</text:p>
          </table:table-cell>
          <table:table-cell table:style-name="Table2.B2" table:number-columns-spanned="2" office:value-type="string">
            <text:p text:style-name="P149">Web control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31">Triggering Event</text:p>
          </table:table-cell>
          <table:table-cell table:style-name="Table2.B2" table:number-columns-spanned="2" office:value-type="string">
            <text:p text:style-name="P149">เมื่อต้องการ เรียกดู เพิ่ม แก้ไข ลบ เว็บ</text:p>
          </table:table-cell>
          <table:covered-table-cell/>
        </table:table-row>
        <table:table-row>
          <table:table-cell table:style-name="Table2.A2" office:value-type="string">
            <text:p text:style-name="P31">Brief Description</text:p>
          </table:table-cell>
          <table:table-cell table:style-name="Table2.B2" table:number-columns-spanned="2" office:value-type="string">
            <text:p text:style-name="P60">Use Case <text:span text:style-name="T17">Web control</text:span> มีหน้าที่ทำให้ ผู้ดูแลระบบ และ ผู้ช่วยผู้ดูแลระบบ <text:span text:style-name="T17">สามารถ เรียกดู เพิ่ม แก้ไข ลบ เว็บ</text:span></text:p>
          </table:table-cell>
          <table:covered-table-cell/>
        </table:table-row>
        <table:table-row>
          <table:table-cell table:style-name="Table2.A2" office:value-type="string">
            <text:p text:style-name="P31">Actors</text:p>
          </table:table-cell>
          <table:table-cell table:style-name="Table2.B2" table:number-columns-spanned="2" office:value-type="string">
            <text:p text:style-name="P48">ผู้ดูแลระบบ , ผู้ช่วยผู้ดูแลระบบ</text:p>
          </table:table-cell>
          <table:covered-table-cell/>
        </table:table-row>
        <table:table-row>
          <table:table-cell table:style-name="Table2.A2" office:value-type="string">
            <text:p text:style-name="P31">Pre-Condition</text:p>
          </table:table-cell>
          <table:table-cell table:style-name="Table2.B2" table:number-columns-spanned="2" office:value-type="string">
            <text:p text:style-name="P49">UC_01</text:p>
          </table:table-cell>
          <table:covered-table-cell/>
        </table:table-row>
        <table:table-row>
          <table:table-cell table:style-name="Table2.A2" office:value-type="string">
            <text:p text:style-name="P31">Post-Condition</text:p>
          </table:table-cell>
          <table:table-cell table:style-name="Table2.B2" table:number-columns-spanned="2" office:value-type="string">
            <text:p text:style-name="P157">1. <text:s/><text:span text:style-name="T17">สามารถ เ</text:span>รียกดู<text:span text:style-name="T17"> เว็บได้สำเร็จ</text:span></text:p>
            <text:p text:style-name="P149"><text:span text:style-name="T23">2</text:span>. <text:s/>สามารถ เพิ่ม เว็บได้สำเร็จ</text:p>
            <text:p text:style-name="P149"><text:span text:style-name="T23">3</text:span>. <text:s/>สามารถ แก้ไข เว็บได้สำเร็จ</text:p>
            <text:p text:style-name="P149"><text:span text:style-name="T23">4</text:span>. <text:s/>สามารถ ลบ เว็บได้สำเร็จ</text:p>
          </table:table-cell>
          <table:covered-table-cell/>
        </table:table-row>
        <table:table-row>
          <table:table-cell table:style-name="Table2.A2" office:value-type="string">
            <text:p text:style-name="P31">Flow of Event</text:p>
          </table:table-cell>
          <table:table-cell table:style-name="Table2.A2" office:value-type="string">
            <text:p text:style-name="P39">Actor</text:p>
          </table:table-cell>
          <table:table-cell table:style-name="Table2.B2" office:value-type="string">
            <text:p text:style-name="P39">System</text:p>
          </table:table-cell>
        </table:table-row>
        <table:table-row>
          <table:table-cell table:style-name="Table2.A2" office:value-type="string">
            <text:p text:style-name="P31">(ล<text:span text:style-name="T6">ำ</text:span>ดับขั้นตอนก<text:span text:style-name="T6">า</text:span>ร</text:p>
            <text:p text:style-name="P31">ท<text:span text:style-name="T6">ำ</text:span>ง<text:span text:style-name="T6">า</text:span>นระห<text:span text:style-name="T6">ว่</text:span>าง User</text:p>
            <text:p text:style-name="P31">กับ System)</text:p>
          </table:table-cell>
          <table:table-cell table:style-name="Table2.A2" office:value-type="string">
            <text:p text:style-name="P80">กรณี <text:span text:style-name="T18">เรียกดู เว็บ</text:span></text:p>
            <text:p text:style-name="P129">1. <text:s/>เลือกเมนู<text:span text:style-name="T29">จัดการเว็บ</text:span></text:p>
            <text:p text:style-name="P78"/>
            <text:p text:style-name="P78">กรณี <text:span text:style-name="T10">เพิ่ม เว็บ</text:span></text:p>
            <text:p text:style-name="P89"><text:span text:style-name="T18">2</text:span>. <text:s/><text:span text:style-name="T11">กรณีเลือกปุ่ม “เพิ่ม”</text:span></text:p>
            <text:p text:style-name="P22"><text:s text:c="4"/><text:span text:style-name="T18">2.1 <text:s/>กรณีกรอกข้อมูลครบถ้วนถูกต้องและกดบันทึก</text:span></text:p>
            <text:p text:style-name="P22"><text:s text:c="4"/></text:p>
            <text:p text:style-name="P96"><text:s text:c="4"/><text:span text:style-name="T18">2</text:span>.2 <text:s/><text:span text:style-name="T10">กรณีกดปุ่มปิด หรือปุ่มยกเลิก</text:span></text:p>
            <text:p text:style-name="P78">กรณี <text:span text:style-name="T10">แก้ไข เว็บ</text:span></text:p>
            <text:p text:style-name="P89"><text:span text:style-name="T18">3</text:span> <text:s/><text:span text:style-name="T11">กรณีเลือกปุ่ม “แก้ไข”</text:span></text:p>
            <text:p text:style-name="P23"><text:s text:c="4"/></text:p>
            <text:p text:style-name="P112"><text:s text:c="4"/>3.1 <text:s/>กรณีกรอกข้อมูลครบถ้วนถูกต้องและกดบันทึก</text:p>
            <text:p text:style-name="P22"><text:s text:c="4"/></text:p>
            <text:p text:style-name="P96"><text:s text:c="4"/><text:span text:style-name="T18">3.2</text:span> <text:s/><text:span text:style-name="T10">กรณีกดปุ่มปิด หรือปุ่มยกเลิก</text:span></text:p>
            <text:p text:style-name="P112"><text:span text:style-name="T18">4.</text:span> <text:s/><text:span text:style-name="T11">กรณี</text:span><text:span text:style-name="T2">เลือ</text:span><text:span text:style-name="T4">น</text:span><text:span text:style-name="T2">ปุ่ม “</text:span><text:span text:style-name="T4">switch button</text:span><text:span text:style-name="T2">”</text:span></text:p>
            <text:p text:style-name="P22"/>
            <text:p text:style-name="P79">กรณี <text:span text:style-name="T12">ลบ เว็บ</text:span></text:p>
            <text:p text:style-name="P120"><text:span text:style-name="T18">5</text:span>. <text:s/>กรณีเลือกปุ่ม “ลบ”</text:p>
            <text:p text:style-name="P120"/>
            <text:p text:style-name="P120"><text:soft-page-break/><text:s text:c="4"/><text:span text:style-name="T18">5.1 <text:s/>กรณีกดปุ่ม “ตกลง”</text:span></text:p>
            <text:p text:style-name="P120"/>
            <text:p text:style-name="P120"/>
            <text:p text:style-name="P120"/>
            <text:p text:style-name="P124"><text:span text:style-name="T16"><text:s text:c="4"/>5.2</text:span> <text:s/><text:span text:style-name="T10">กรณีกดปุ่มปิด หรือปุ่มยกเลิก</text:span></text:p>
          </table:table-cell>
          <table:table-cell table:style-name="Table2.B2" office:value-type="string">
            <text:p text:style-name="P22"/>
            <text:p text:style-name="P165">1. <text:s/>ระบบแสดงหน้ารายการ<text:span text:style-name="T15">จัดการเว็บ</text:span></text:p>
            <text:p text:style-name="P22"/>
            <text:p text:style-name="P22"><text:span text:style-name="T18">2. <text:s/></text:span>ระบบ<text:span text:style-name="T10">แสดงหน้าเพิ่มรายการ</text:span></text:p>
            <text:p text:style-name="P107"><text:s text:c="4"/><text:span text:style-name="T18">2</text:span>.1 <text:s/><text:span text:style-name="T10">ระบบทำการบันทึกข้อมูลลงฐานข้อมูล และแสดงข้อความ “บันทึกข้อมูลสำเร็จ”</text:span></text:p>
            <text:p text:style-name="P102"><text:s text:c="4"/><text:span text:style-name="T18">2</text:span>.2 <text:s/><text:span text:style-name="T10">ระบบทำการปิดหน้าเพิ่มรายการ</text:span></text:p>
            <text:p text:style-name="P102"/>
            <text:p text:style-name="P22"><text:span text:style-name="T18">3 <text:s/></text:span>ระบบ<text:span text:style-name="T10">แสดงหน้าแก้ไขรายการ</text:span></text:p>
            <text:p text:style-name="P107"><text:span text:style-name="T10"><text:s text:c="4"/>3.</text:span>1 <text:s/><text:span text:style-name="T10">ระบบทำการบันทึกข้อมูลฐานข้อมูล และแสดงข้อความ “แก้ไขข้อมูลสำเร็จ”</text:span></text:p>
            <text:p text:style-name="P102"><text:span text:style-name="T10"><text:s text:c="4"/>3</text:span>.2 <text:s/><text:span text:style-name="T10">ระบบทำการปิดหน้าแก้ไขรายการ</text:span></text:p>
            <text:p text:style-name="P116"><text:span text:style-name="T18">4.</text:span> <text:s/>ระบบทำการแก้ไขข้อมูล<text:span text:style-name="T10">และแสดงข้อความ ”แก้ไขข้อมูลสำเร็จ”</text:span></text:p>
            <text:p text:style-name="P116"/>
            <text:p text:style-name="P139"><text:span text:style-name="T18">5</text:span>. ระบบแสดงหน้ายืนยันการลบรายการ</text:p>
            <text:p text:style-name="P145"><text:soft-page-break/><text:s text:c="4"/><text:span text:style-name="T18">5.1 <text:s/>ระบบทำการลบข้อมูลดังกล่าวในฐานข้อมูล และแสดงข้อความ “ลบข้อมูลสำเร็จ”</text:span></text:p>
            <text:p text:style-name="P139"><text:s text:c="4"/><text:span text:style-name="T18">5.2 <text:s/>ระบบทำการปิดหน้ายืนยันการลบรายการ</text:span></text:p>
          </table:table-cell>
        </table:table-row>
        <table:table-row>
          <table:table-cell table:style-name="Table2.A2" office:value-type="string">
            <text:p text:style-name="P31">Exceptions</text:p>
          </table:table-cell>
          <table:table-cell table:style-name="Table2.B2" table:number-columns-spanned="2" office:value-type="string">
            <text:p text:style-name="P70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3"/>
      <text:p text:style-name="P3"/>
      <text:p text:style-name="P3"><draw:frame draw:style-name="fr2" draw:name="Image3" text:anchor-type="paragraph" svg:width="5.7701in" svg:height="3.3972in" draw:z-index="2"><draw:image xlink:href="Pictures/10000201000002A900000191FC59278D381E8D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Diagram ID</text:p>
          </table:table-cell>
          <table:table-cell table:style-name="Table3.B1" table:number-columns-spanned="2" office:value-type="string">
            <text:p text:style-name="P50">UC_0<text:span text:style-name="T19">3</text:span></text:p>
          </table:table-cell>
          <table:covered-table-cell/>
        </table:table-row>
        <text:soft-page-break/>
        <table:table-row>
          <table:table-cell table:style-name="Table3.A2" office:value-type="string">
            <text:p text:style-name="P32">Use <text:span text:style-name="T6">C</text:span>ase Name</text:p>
          </table:table-cell>
          <table:table-cell table:style-name="Table3.B2" table:number-columns-spanned="2" office:value-type="string">
            <text:p text:style-name="P166">Schedule</text:p>
          </table:table-cell>
          <table:covered-table-cell/>
        </table:table-row>
        <table:table-row>
          <table:table-cell table:style-name="Table3.A2" office:value-type="string">
            <text:p text:style-name="P32">Triggering Event</text:p>
          </table:table-cell>
          <table:table-cell table:style-name="Table3.B2" table:number-columns-spanned="2" office:value-type="string">
            <text:p text:style-name="P150">เมื่อต้องการ เรียกดู เพิ่ม แก้ไข ลบ การตั้งเวลาทำงาน</text:p>
          </table:table-cell>
          <table:covered-table-cell/>
        </table:table-row>
        <table:table-row>
          <table:table-cell table:style-name="Table3.A2" office:value-type="string">
            <text:p text:style-name="P32">Brief Description</text:p>
          </table:table-cell>
          <table:table-cell table:style-name="Table3.B2" table:number-columns-spanned="2" office:value-type="string">
            <text:p text:style-name="P61">Use Case <text:span text:style-name="T19">Schedule</text:span>มีหน้าที่ทำให้ ผู้ดูแลระบบ และ ผู้ช่วยผู้ดูแลระบบ <text:span text:style-name="T17">สามารถ เรียกดู เพิ่ม แก้ไข ลบ การตั้งเวลาทำงาน</text:span></text:p>
          </table:table-cell>
          <table:covered-table-cell/>
        </table:table-row>
        <table:table-row>
          <table:table-cell table:style-name="Table3.A2" office:value-type="string">
            <text:p text:style-name="P32">Actors</text:p>
          </table:table-cell>
          <table:table-cell table:style-name="Table3.B2" table:number-columns-spanned="2" office:value-type="string">
            <text:p text:style-name="P50">ผู้ดูแลระบบ , ผู้ช่วยผู้ดูแลระบบ</text:p>
          </table:table-cell>
          <table:covered-table-cell/>
        </table:table-row>
        <table:table-row>
          <table:table-cell table:style-name="Table3.A2" office:value-type="string">
            <text:p text:style-name="P32">Pre-Condition</text:p>
          </table:table-cell>
          <table:table-cell table:style-name="Table3.B2" table:number-columns-spanned="2" office:value-type="string">
            <text:p text:style-name="P50">UC_01</text:p>
          </table:table-cell>
          <table:covered-table-cell/>
        </table:table-row>
        <table:table-row>
          <table:table-cell table:style-name="Table3.A2" office:value-type="string">
            <text:p text:style-name="P32">Post-Condition</text:p>
          </table:table-cell>
          <table:table-cell table:style-name="Table3.B2" table:number-columns-spanned="2" office:value-type="string">
            <text:p text:style-name="P158">1. <text:s/><text:span text:style-name="T17">สามารถ เ</text:span>รียกดู<text:span text:style-name="T17"> การตั้งเวลาทำงานได้สำเร็จ</text:span></text:p>
            <text:p text:style-name="P150"><text:span text:style-name="T23">2</text:span>. <text:s/>สามารถ เพิ่ม การตั้งเวลาทำงานได้สำเร็จ</text:p>
            <text:p text:style-name="P150"><text:span text:style-name="T23">3</text:span>. <text:s/>สามารถ แก้ไข การตั้งเวลาทำงานได้สำเร็จ</text:p>
            <text:p text:style-name="P150"><text:span text:style-name="T23">4</text:span>. <text:s/>สามารถ ลบ การตั้งเวลาทำงานได้สำเร็จ</text:p>
          </table:table-cell>
          <table:covered-table-cell/>
        </table:table-row>
        <table:table-row>
          <table:table-cell table:style-name="Table3.A2" office:value-type="string">
            <text:p text:style-name="P32">Flow of Event</text:p>
          </table:table-cell>
          <table:table-cell table:style-name="Table3.A2" office:value-type="string">
            <text:p text:style-name="P40">Actor</text:p>
          </table:table-cell>
          <table:table-cell table:style-name="Table3.B2" office:value-type="string">
            <text:p text:style-name="P40">System</text:p>
          </table:table-cell>
        </table:table-row>
        <table:table-row>
          <table:table-cell table:style-name="Table3.A2" office:value-type="string">
            <text:p text:style-name="P32">(ล<text:span text:style-name="T6">ำ</text:span>ดับขั้นตอนก<text:span text:style-name="T6">า</text:span>ร</text:p>
            <text:p text:style-name="P32">ท<text:span text:style-name="T6">ำ</text:span>ง<text:span text:style-name="T6">า</text:span>นระห<text:span text:style-name="T6">ว่</text:span>าง User</text:p>
            <text:p text:style-name="P32">กับ System)</text:p>
          </table:table-cell>
          <table:table-cell table:style-name="Table3.A2" office:value-type="string">
            <text:p text:style-name="P81">กรณี <text:span text:style-name="T18">เรียกดู การตั้งเวลาทำงาน</text:span></text:p>
            <text:p text:style-name="P130">1. <text:s/>เลือกเมนู<text:span text:style-name="T17">ตั้งเวลาทำงาน</text:span></text:p>
            <text:p text:style-name="P81"/>
            <text:p text:style-name="P81">กรณี <text:span text:style-name="T10">เพิ่ม การตั้งเวลาทำงาน</text:span></text:p>
            <text:p text:style-name="P90"><text:span text:style-name="T18">2</text:span>. <text:s/><text:span text:style-name="T11">กรณีเลือกปุ่ม “เพิ่ม”</text:span></text:p>
            <text:p text:style-name="P24"><text:s text:c="4"/><text:span text:style-name="T18">2.1 <text:s/>กรณีกรอกข้อมูลครบถ้วนถูกต้องและกดบันทึก</text:span></text:p>
            <text:p text:style-name="P24"><text:s text:c="4"/></text:p>
            <text:p text:style-name="P97"><text:s text:c="4"/><text:span text:style-name="T18">2</text:span>.2 <text:s/><text:span text:style-name="T10">กรณีกดปุ่มปิด หรือปุ่มยกเลิก</text:span></text:p>
            <text:p text:style-name="P81">กรณี <text:span text:style-name="T10">แก้ไข การตั้งเวลาทำงาน</text:span></text:p>
            <text:p text:style-name="P90"><text:span text:style-name="T18">3</text:span> <text:s/><text:span text:style-name="T11">กรณีเลือกปุ่ม “แก้ไข”</text:span></text:p>
            <text:p text:style-name="P24"><text:s text:c="4"/></text:p>
            <text:p text:style-name="P113"><text:s text:c="4"/>3.1 <text:s/>กรณีกรอกข้อมูลครบถ้วนถูกต้องและกดบันทึก</text:p>
            <text:p text:style-name="P24"><text:s text:c="4"/></text:p>
            <text:p text:style-name="P97"><text:s text:c="4"/><text:span text:style-name="T18">3.2</text:span> <text:s/><text:span text:style-name="T10">กรณีกดปุ่มปิด หรือปุ่มยกเลิก</text:span></text:p>
            <text:p text:style-name="P24"/>
            <text:p text:style-name="P81">กรณี <text:span text:style-name="T12">ลบ การตั้งเวลาทำงาน</text:span></text:p>
            <text:p text:style-name="P121"><text:span text:style-name="T19">4</text:span>. <text:s/>กรณีเลือกปุ่ม “ลบ”</text:p>
            <text:p text:style-name="P121"/>
            <text:p text:style-name="P121"><text:soft-page-break/><text:s text:c="4"/><text:span text:style-name="T19">4.1 <text:s/>กรณีกดปุ่ม “ตกลง”</text:span></text:p>
            <text:p text:style-name="P121"/>
            <text:p text:style-name="P121"/>
            <text:p text:style-name="P125"><text:span text:style-name="T16"><text:s text:c="4"/>4.2</text:span> <text:s/><text:span text:style-name="T10">กรณีกดปุ่มปิด หรือปุ่มยกเลิก</text:span></text:p>
          </table:table-cell>
          <table:table-cell table:style-name="Table3.B2" office:value-type="string">
            <text:p text:style-name="P24"/>
            <text:p text:style-name="P24"/>
            <text:p text:style-name="P158">1. <text:s/>ระบบแสดงหน้ารายการ<text:span text:style-name="T13">ตั้งเวลาทำงาน</text:span></text:p>
            <text:p text:style-name="P24"/>
            <text:p text:style-name="P24"><text:span text:style-name="T18">2. <text:s/></text:span>ระบบ<text:span text:style-name="T10">แสดงหน้าเพิ่มรายการ</text:span></text:p>
            <text:p text:style-name="P108"><text:s text:c="4"/><text:span text:style-name="T18">2</text:span>.1 <text:s/><text:span text:style-name="T10">ระบบทำการบันทึกข้อมูลลงฐานข้อมูล และแสดงข้อความ “บันทึกข้อมูลสำเร็จ”</text:span></text:p>
            <text:p text:style-name="P103"><text:s text:c="4"/><text:span text:style-name="T18">2</text:span>.2 <text:s/><text:span text:style-name="T10">ระบบทำการปิดหน้าเพิ่มรายการ</text:span></text:p>
            <text:p text:style-name="P103"/>
            <text:p text:style-name="P24"><text:span text:style-name="T18">3 <text:s/></text:span>ระบบ<text:span text:style-name="T10">แสดงหน้าแก้ไขรายการ</text:span></text:p>
            <text:p text:style-name="P109"><text:span text:style-name="T10"><text:s text:c="4"/>3.</text:span>1 <text:s/><text:span text:style-name="T10">ระบบทำการบันทึกข้อมูลลงฐานข้อมูล และแสดงข้อความ “แก้ไขข้อมูลสำเร็จ”</text:span></text:p>
            <text:p text:style-name="P103"><text:span text:style-name="T10"><text:s text:c="4"/>3</text:span>.2 <text:s/><text:span text:style-name="T10">ระบบทำการปิดหน้าแก้ไขรายการ</text:span></text:p>
            <text:p text:style-name="P117"/>
            <text:p text:style-name="P117"/>
            <text:p text:style-name="P140"><text:span text:style-name="T19">4</text:span>. ระบบแสดงหน้ายืนยันการลบรายการ</text:p>
            <text:p text:style-name="P146"><text:soft-page-break/><text:s text:c="4"/><text:span text:style-name="T19">4.1 <text:s/>ระบบทำการลบข้อมูลดังกล่าวในฐานข้อมูล และแสดงข้อความ “ลบข้อมูลสำเร็จ”</text:span></text:p>
            <text:p text:style-name="P140"><text:s text:c="4"/><text:span text:style-name="T19">4.2 <text:s/>ระบบทำการปิดหน้ายืนยันการลบรายการ</text:span></text:p>
          </table:table-cell>
        </table:table-row>
        <table:table-row>
          <table:table-cell table:style-name="Table3.A2" office:value-type="string">
            <text:p text:style-name="P32">Exceptions</text:p>
          </table:table-cell>
          <table:table-cell table:style-name="Table3.B2" table:number-columns-spanned="2" office:value-type="string">
            <text:p text:style-name="P71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4"/>
      <text:p text:style-name="P4"/>
      <text:p text:style-name="P4"><draw:frame draw:style-name="fr2" draw:name="Image4" text:anchor-type="paragraph" svg:width="5.7701in" svg:height="3.3972in" draw:z-index="3"><draw:image xlink:href="Pictures/10000201000002A9000001913DC46F2B016D88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3">Diagram ID</text:p>
          </table:table-cell>
          <table:table-cell table:style-name="Table4.B1" table:number-columns-spanned="2" office:value-type="string">
            <text:p text:style-name="P51">UC_0<text:span text:style-name="T20">4</text:span></text:p>
          </table:table-cell>
          <table:covered-table-cell/>
        </table:table-row>
        <table:table-row>
          <table:table-cell table:style-name="Table4.A2" office:value-type="string">
            <text:p text:style-name="P33">Use <text:span text:style-name="T6">C</text:span>ase Name</text:p>
          </table:table-cell>
          <table:table-cell table:style-name="Table4.B2" table:number-columns-spanned="2" office:value-type="string">
            <text:p text:style-name="P168">Users</text:p>
          </table:table-cell>
          <table:covered-table-cell/>
        </table:table-row>
        <text:soft-page-break/>
        <table:table-row>
          <table:table-cell table:style-name="Table4.A2" office:value-type="string">
            <text:p text:style-name="P33">Triggering Event</text:p>
          </table:table-cell>
          <table:table-cell table:style-name="Table4.B2" table:number-columns-spanned="2" office:value-type="string">
            <text:p text:style-name="P151">เมื่อต้องการ เรียกดู เพิ่ม แก้ไข ลบ สมาชิก</text:p>
          </table:table-cell>
          <table:covered-table-cell/>
        </table:table-row>
        <table:table-row>
          <table:table-cell table:style-name="Table4.A2" office:value-type="string">
            <text:p text:style-name="P33">Brief Description</text:p>
          </table:table-cell>
          <table:table-cell table:style-name="Table4.B2" table:number-columns-spanned="2" office:value-type="string">
            <text:p text:style-name="P62">Use Case <text:span text:style-name="T20">Users</text:span>มีหน้าที่ทำให้ ผู้ดูแลระบบ และ ผู้ช่วยผู้ดูแลระบบ <text:span text:style-name="T17">สามารถ เรียกดู เพิ่ม แก้ไข ลบ สมาชิก</text:span></text:p>
          </table:table-cell>
          <table:covered-table-cell/>
        </table:table-row>
        <table:table-row>
          <table:table-cell table:style-name="Table4.A2" office:value-type="string">
            <text:p text:style-name="P33">Actors</text:p>
          </table:table-cell>
          <table:table-cell table:style-name="Table4.B2" table:number-columns-spanned="2" office:value-type="string">
            <text:p text:style-name="P51">ผู้ดูแลระบบ , ผู้ช่วยผู้ดูแลระบบ</text:p>
          </table:table-cell>
          <table:covered-table-cell/>
        </table:table-row>
        <table:table-row>
          <table:table-cell table:style-name="Table4.A2" office:value-type="string">
            <text:p text:style-name="P33">Pre-Condition</text:p>
          </table:table-cell>
          <table:table-cell table:style-name="Table4.B2" table:number-columns-spanned="2" office:value-type="string">
            <text:p text:style-name="P51">UC_01</text:p>
          </table:table-cell>
          <table:covered-table-cell/>
        </table:table-row>
        <table:table-row>
          <table:table-cell table:style-name="Table4.A2" office:value-type="string">
            <text:p text:style-name="P33">Post-Condition</text:p>
          </table:table-cell>
          <table:table-cell table:style-name="Table4.B2" table:number-columns-spanned="2" office:value-type="string">
            <text:p text:style-name="P159">1. <text:s/><text:span text:style-name="T17">สามารถ เ</text:span>รียกดู<text:span text:style-name="T17"> สมาชิกได้สำเร็จ</text:span></text:p>
            <text:p text:style-name="P151"><text:span text:style-name="T23">2</text:span>. <text:s/>สามารถ เพิ่ม สมาชิกได้สำเร็จ</text:p>
            <text:p text:style-name="P151"><text:span text:style-name="T23">3</text:span>. <text:s/>สามารถ แก้ไข สมาชิกได้สำเร็จ</text:p>
            <text:p text:style-name="P151"><text:span text:style-name="T23">4</text:span>. <text:s/>สามารถ ลบ สมาชิกได้สำเร็จ</text:p>
          </table:table-cell>
          <table:covered-table-cell/>
        </table:table-row>
        <table:table-row>
          <table:table-cell table:style-name="Table4.A2" office:value-type="string">
            <text:p text:style-name="P33">Flow of Event</text:p>
          </table:table-cell>
          <table:table-cell table:style-name="Table4.A2" office:value-type="string">
            <text:p text:style-name="P41">Actor</text:p>
          </table:table-cell>
          <table:table-cell table:style-name="Table4.B2" office:value-type="string">
            <text:p text:style-name="P41">System</text:p>
          </table:table-cell>
        </table:table-row>
        <table:table-row>
          <table:table-cell table:style-name="Table4.A2" office:value-type="string">
            <text:p text:style-name="P33">(ล<text:span text:style-name="T6">ำ</text:span>ดับขั้นตอนก<text:span text:style-name="T6">า</text:span>ร</text:p>
            <text:p text:style-name="P33">ท<text:span text:style-name="T6">ำ</text:span>ง<text:span text:style-name="T6">า</text:span>นระห<text:span text:style-name="T6">ว่</text:span>าง User</text:p>
            <text:p text:style-name="P33">กับ System)</text:p>
          </table:table-cell>
          <table:table-cell table:style-name="Table4.A2" office:value-type="string">
            <text:p text:style-name="P82">กรณี <text:span text:style-name="T18">เรียกดู สมาชิก</text:span></text:p>
            <text:p text:style-name="P131">1. <text:s/>เลือกเมนู<text:span text:style-name="T17">จัดการสมาชิก</text:span></text:p>
            <text:p text:style-name="P82"/>
            <text:p text:style-name="P82">กรณี <text:span text:style-name="T10">เพิ่ม สมาชิก</text:span></text:p>
            <text:p text:style-name="P91"><text:span text:style-name="T18">2</text:span>. <text:s/><text:span text:style-name="T11">กรณีเลือกปุ่ม “เพิ่ม”</text:span></text:p>
            <text:p text:style-name="P25"><text:s text:c="4"/><text:span text:style-name="T18">2.1 <text:s/>กรณีกรอกข้อมูลครบถ้วนถูกต้องและกดบันทึก</text:span></text:p>
            <text:p text:style-name="P25"><text:s text:c="4"/></text:p>
            <text:p text:style-name="P98"><text:s text:c="4"/><text:span text:style-name="T18">2</text:span>.2 <text:s/><text:span text:style-name="T10">กรณีกดปุ่มปิด หรือปุ่มยกเลิก</text:span></text:p>
            <text:p text:style-name="P82">กรณี <text:span text:style-name="T10">แก้ไข สมาชิก</text:span></text:p>
            <text:p text:style-name="P91"><text:span text:style-name="T18">3</text:span> <text:s/><text:span text:style-name="T11">กรณีเลือกปุ่ม “แก้ไข”</text:span></text:p>
            <text:p text:style-name="P25"><text:s text:c="4"/></text:p>
            <text:p text:style-name="P114"><text:s text:c="4"/>3.1 <text:s/>กรณีกรอกข้อมูลครบถ้วนถูกต้องและกดบันทึก</text:p>
            <text:p text:style-name="P25"><text:s text:c="4"/></text:p>
            <text:p text:style-name="P98"><text:s text:c="4"/>3.2 <text:s/>กรณีกดปุ่มปิด หรือปุ่มยกเลิก</text:p>
            <text:p text:style-name="P25"/>
            <text:p text:style-name="P25"/>
            <text:p text:style-name="P82">กรณี <text:span text:style-name="T12">ลบ สมาชิก</text:span></text:p>
            <text:p text:style-name="P122"><text:span text:style-name="T19">4</text:span>. <text:s/>กรณีเลือกปุ่ม “ลบ”</text:p>
            <text:p text:style-name="P122"/>
            <text:p text:style-name="P122"><text:s text:c="4"/><text:span text:style-name="T19">4.1 <text:s/>กรณีกดปุ่ม “ตกลง”</text:span></text:p>
            <text:p text:style-name="P122"><text:soft-page-break/></text:p>
            <text:p text:style-name="P122"/>
            <text:p text:style-name="P126"><text:span text:style-name="T16"><text:s text:c="4"/>4.2</text:span> <text:s/><text:span text:style-name="T10">กรณีกดปุ่มปิด หรือปุ่มยกเลิก</text:span></text:p>
          </table:table-cell>
          <table:table-cell table:style-name="Table4.B2" office:value-type="string">
            <text:p text:style-name="P25"/>
            <text:p text:style-name="P159">1. <text:s/>ระบบแสดงหน้ารายการ<text:span text:style-name="T13">จัดการสมาชิก</text:span></text:p>
            <text:p text:style-name="P25"/>
            <text:p text:style-name="P25"><text:span text:style-name="T18">2. <text:s/></text:span>ระบบ<text:span text:style-name="T10">แสดงหน้าเพิ่มรายการ</text:span></text:p>
            <text:p text:style-name="P110"><text:s text:c="4"/><text:span text:style-name="T18">2</text:span>.1 <text:s/><text:span text:style-name="T10">ระบบทำการบันทึกข้อมูลลงฐานข้อมูล และแสดงข้อความ “บันทึกข้อมูลสำเร็จ”</text:span></text:p>
            <text:p text:style-name="P104"><text:s text:c="4"/><text:span text:style-name="T18">2</text:span>.2 <text:s/><text:span text:style-name="T10">ระบบทำการปิดหน้าเพิ่มรายการ</text:span></text:p>
            <text:p text:style-name="P104"/>
            <text:p text:style-name="P25"><text:span text:style-name="T18">3 <text:s/></text:span>ระบบ<text:span text:style-name="T10">แสดงหน้าแก้ไขรายการ</text:span></text:p>
            <text:p text:style-name="P110"><text:span text:style-name="T10"><text:s text:c="4"/>3.</text:span>1 <text:s/><text:span text:style-name="T10">ระบบทำการบันทึกข้อมูลลงฐานข้อมูล และแสดงข้อความ “แก้ไขข้อมูลสำเร็จ”</text:span></text:p>
            <text:p text:style-name="P104"><text:span text:style-name="T10"><text:s text:c="4"/>3</text:span>.2 <text:s/><text:span text:style-name="T10">ระบบทำการปิดหน้าแก้ไขรายการ</text:span></text:p>
            <text:p text:style-name="P118"/>
            <text:p text:style-name="P118"/>
            <text:p text:style-name="P141"/>
            <text:p text:style-name="P141"><text:span text:style-name="T19">4</text:span>. ระบบแสดงหน้ายืนยันการลบรายการ</text:p>
            <text:p text:style-name="P147"><text:s text:c="4"/><text:span text:style-name="T19">4.1 <text:s/>ระบบทำการลบข้อมูล</text:span><text:soft-page-break/><text:span text:style-name="T19">ดังกล่าวในฐานข้อมูล และแสดงข้อความ “ลบข้อมูลสำเร็จ”</text:span></text:p>
            <text:p text:style-name="P141"><text:s text:c="4"/><text:span text:style-name="T19">4.2 <text:s/>ระบบทำการปิดหน้ายืนยันการลบรายการ</text:span></text:p>
          </table:table-cell>
        </table:table-row>
        <table:table-row>
          <table:table-cell table:style-name="Table4.A2" office:value-type="string">
            <text:p text:style-name="P33">Exceptions</text:p>
          </table:table-cell>
          <table:table-cell table:style-name="Table4.B2" table:number-columns-spanned="2" office:value-type="string">
            <text:p text:style-name="P72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5"><draw:frame draw:style-name="fr2" draw:name="Image5" text:anchor-type="paragraph" svg:width="5.7701in" svg:height="3.3972in" draw:z-index="4"><draw:image xlink:href="Pictures/10000201000002A900000191359D6399B7A89721.png" xlink:type="simple" xlink:show="embed" xlink:actuate="onLoad" loext:mime-type="image/png"/></draw:frame></text:p>
      <text:p text:style-name="P5"/>
      <text:p text:style-name="P5"/>
      <text:p text:style-name="P5"/>
      <text:p text:style-name="P1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4">Diagram ID</text:p>
          </table:table-cell>
          <table:table-cell table:style-name="Table5.B1" table:number-columns-spanned="2" office:value-type="string">
            <text:p text:style-name="P52">UC_0<text:span text:style-name="T21">5</text:span></text:p>
          </table:table-cell>
          <table:covered-table-cell/>
        </table:table-row>
        <table:table-row>
          <table:table-cell table:style-name="Table5.A2" office:value-type="string">
            <text:p text:style-name="P34">Use <text:span text:style-name="T6">C</text:span>ase Name</text:p>
          </table:table-cell>
          <table:table-cell table:style-name="Table5.B2" table:number-columns-spanned="2" office:value-type="string">
            <text:p text:style-name="P170">Switch database</text:p>
          </table:table-cell>
          <table:covered-table-cell/>
        </table:table-row>
        <text:soft-page-break/>
        <table:table-row>
          <table:table-cell table:style-name="Table5.A2" office:value-type="string">
            <text:p text:style-name="P34">Triggering Event</text:p>
          </table:table-cell>
          <table:table-cell table:style-name="Table5.B2" table:number-columns-spanned="2" office:value-type="string">
            <text:p text:style-name="P155">เมื่อต้องการ เรียกดู เพิ่ม แก้ไข ลบ <text:span text:style-name="T21">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34">Brief Description</text:p>
          </table:table-cell>
          <table:table-cell table:style-name="Table5.B2" table:number-columns-spanned="2" office:value-type="string">
            <text:p text:style-name="P66">Use Case <text:span text:style-name="T21">Switch database</text:span> มีหน้าที่ทำให้ ผู้ดูแลระบบ และ ผู้ช่วยผู้ดูแลระบบ <text:span text:style-name="T17">สามารถ เรียกดู เพิ่ม แก้ไข ลบ 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34">Actors</text:p>
          </table:table-cell>
          <table:table-cell table:style-name="Table5.B2" table:number-columns-spanned="2" office:value-type="string">
            <text:p text:style-name="P52">ผู้ดูแลระบบ , ผู้ช่วยผู้ดูแลระบบ</text:p>
          </table:table-cell>
          <table:covered-table-cell/>
        </table:table-row>
        <table:table-row>
          <table:table-cell table:style-name="Table5.A2" office:value-type="string">
            <text:p text:style-name="P34">Pre-Condition</text:p>
          </table:table-cell>
          <table:table-cell table:style-name="Table5.B2" table:number-columns-spanned="2" office:value-type="string">
            <text:p text:style-name="P52">UC_01</text:p>
          </table:table-cell>
          <table:covered-table-cell/>
        </table:table-row>
        <table:table-row>
          <table:table-cell table:style-name="Table5.A2" office:value-type="string">
            <text:p text:style-name="P34">Post-Condition</text:p>
          </table:table-cell>
          <table:table-cell table:style-name="Table5.B2" table:number-columns-spanned="2" office:value-type="string">
            <text:p text:style-name="P164">1. <text:s/><text:span text:style-name="T17">สามารถ เ</text:span>รียกดู<text:span text:style-name="T17"> การจัดการสลับฐานข้อมูลได้สำเร็จ</text:span></text:p>
            <text:p text:style-name="P155"><text:span text:style-name="T23">2</text:span>. <text:s/>สามารถ เพิ่ม <text:span text:style-name="T21">การจัดการสลับฐานข้อมูล</text:span>ได้สำเร็จ</text:p>
            <text:p text:style-name="P155"><text:span text:style-name="T23">3</text:span>. <text:s/>สามารถ แก้ไข <text:span text:style-name="T21">การจัดการสลับฐานข้อมูล</text:span>ได้สำเร็จ</text:p>
            <text:p text:style-name="P155"><text:span text:style-name="T23">4</text:span>. <text:s/>สามารถ ลบ <text:span text:style-name="T21">การจัดการสลับฐานข้อมูล</text:span>ได้สำเร็จ</text:p>
          </table:table-cell>
          <table:covered-table-cell/>
        </table:table-row>
        <table:table-row>
          <table:table-cell table:style-name="Table5.A2" office:value-type="string">
            <text:p text:style-name="P34">Flow of Event</text:p>
          </table:table-cell>
          <table:table-cell table:style-name="Table5.A2" office:value-type="string">
            <text:p text:style-name="P42">Actor</text:p>
          </table:table-cell>
          <table:table-cell table:style-name="Table5.B2" office:value-type="string">
            <text:p text:style-name="P42">System</text:p>
          </table:table-cell>
        </table:table-row>
        <table:table-row>
          <table:table-cell table:style-name="Table5.A2" office:value-type="string">
            <text:p text:style-name="P34">(ล<text:span text:style-name="T6">ำ</text:span>ดับขั้นตอนก<text:span text:style-name="T6">า</text:span>ร</text:p>
            <text:p text:style-name="P34">ท<text:span text:style-name="T6">ำ</text:span>ง<text:span text:style-name="T6">า</text:span>นระห<text:span text:style-name="T6">ว่</text:span>าง User</text:p>
            <text:p text:style-name="P34">กับ System)</text:p>
          </table:table-cell>
          <table:table-cell table:style-name="Table5.A2" office:value-type="string">
            <text:p text:style-name="P87">กรณี <text:span text:style-name="T18">เรียกดู การจัดการสลับฐานข้อมูล</text:span></text:p>
            <text:p text:style-name="P136">1. <text:s/>เลือกเมนู<text:span text:style-name="T17">จัดการสลับฐานข้อมูล</text:span></text:p>
            <text:p text:style-name="P87">กรณี <text:span text:style-name="T10">เพิ่ม การจัดการสลับฐานข้อมูล</text:span></text:p>
            <text:p text:style-name="P92"><text:span text:style-name="T18">2</text:span>. <text:s/><text:span text:style-name="T11">กรณีเลือกปุ่ม “เพิ่ม”</text:span></text:p>
            <text:p text:style-name="P26"><text:s text:c="4"/><text:span text:style-name="T18">2.1 <text:s/>กรณีกรอกข้อมูลครบถ้วนถูกต้องและกดบันทึก</text:span></text:p>
            <text:p text:style-name="P26"><text:s text:c="4"/></text:p>
            <text:p text:style-name="P99"><text:s text:c="4"/><text:span text:style-name="T18">2</text:span>.2 <text:s/><text:span text:style-name="T10">กรณีกดปุ่มปิด หรือปุ่มยกเลิก</text:span></text:p>
            <text:p text:style-name="P87">กรณี <text:span text:style-name="T10">แก้ไข การจัดการสลับฐานข้อมูล</text:span></text:p>
            <text:p text:style-name="P92"><text:span text:style-name="T18">3</text:span> <text:s/><text:span text:style-name="T11">กรณีเลือกปุ่ม “แก้ไข”</text:span></text:p>
            <text:p text:style-name="P26"><text:s text:c="4"/></text:p>
            <text:p text:style-name="P115"><text:s text:c="4"/>3.1 <text:s/>กรณีกรอกข้อมูลครบถ้วนถูกต้องและกดบันทึก</text:p>
            <text:p text:style-name="P26"><text:s text:c="4"/></text:p>
            <text:p text:style-name="P99"><text:s text:c="4"/><text:span text:style-name="T18">3.2</text:span> <text:s/><text:span text:style-name="T10">กรณีกดปุ่มปิด หรือปุ่มยกเลิก</text:span></text:p>
            <text:p text:style-name="P115"><text:span text:style-name="T18">4.</text:span> <text:s/><text:span text:style-name="T11">กรณี</text:span><text:span text:style-name="T2">เลือ</text:span><text:span text:style-name="T4">น</text:span><text:span text:style-name="T2">ปุ่ม “</text:span><text:span text:style-name="T4">switch button</text:span><text:span text:style-name="T2">”</text:span></text:p>
            <text:p text:style-name="P26"><text:soft-page-break/></text:p>
            <text:p text:style-name="P87">กรณี <text:span text:style-name="T12">ลบ การจัดการสลับฐานข้อมูล</text:span></text:p>
            <text:p text:style-name="P123"><text:span text:style-name="T18">5</text:span>. <text:s/>กรณีเลือกปุ่ม “ลบ”</text:p>
            <text:p text:style-name="P123"/>
            <text:p text:style-name="P123"><text:s text:c="4"/><text:span text:style-name="T18">5.1 <text:s/>กรณีกดปุ่ม “ตกลง”</text:span></text:p>
            <text:p text:style-name="P123"/>
            <text:p text:style-name="P123"/>
            <text:p text:style-name="P127"><text:span text:style-name="T16"><text:s text:c="4"/>5.2</text:span> <text:s/><text:span text:style-name="T10">กรณีกดปุ่มปิด หรือปุ่มยกเลิก</text:span></text:p>
          </table:table-cell>
          <table:table-cell table:style-name="Table5.B2" office:value-type="string">
            <text:p text:style-name="P26"/>
            <text:p text:style-name="P26"/>
            <text:p text:style-name="P164">1. <text:s/>ระบบแสดงหน้ารายการ<text:span text:style-name="T17">จัดการสลับฐานข้อมูล</text:span></text:p>
            <text:p text:style-name="P26"/>
            <text:p text:style-name="P26"/>
            <text:p text:style-name="P26"><text:span text:style-name="T18">2. <text:s/></text:span>ระบบ<text:span text:style-name="T10">แสดงหน้าเพิ่มรายการ</text:span></text:p>
            <text:p text:style-name="P111"><text:s text:c="4"/><text:span text:style-name="T18">2</text:span>.1 <text:s/><text:span text:style-name="T10">ระบบทำการบันทึกข้อมูลลงฐานข้อมูล และแสดงข้อความ “บันทึกข้อมูลสำเร็จ”</text:span></text:p>
            <text:p text:style-name="P105"><text:s text:c="4"/><text:span text:style-name="T18">2</text:span>.2 <text:s/><text:span text:style-name="T10">ระบบทำการปิดหน้าเพิ่มรายการ</text:span></text:p>
            <text:p text:style-name="P105"/>
            <text:p text:style-name="P105"/>
            <text:p text:style-name="P26"><text:span text:style-name="T18">3 <text:s/></text:span>ระบบ<text:span text:style-name="T10">แสดงหน้าแก้ไขรายการ</text:span></text:p>
            <text:p text:style-name="P111"><text:span text:style-name="T10"><text:s text:c="4"/>3.</text:span>1 <text:s/><text:span text:style-name="T10">ระบบทำการบันทึกข้อมูลลงฐานข้อมูล และแสดงข้อความ “แก้ไขข้อมูลสำเร็จ”</text:span></text:p>
            <text:p text:style-name="P105"><text:span text:style-name="T10"><text:s text:c="4"/>3</text:span>.2 <text:s/><text:span text:style-name="T10">ระบบทำการปิดหน้าแก้ไขรายการ</text:span></text:p>
            <text:p text:style-name="P119"><text:span text:style-name="T18">4.</text:span> <text:s/>ระบบทำการแก้ไขข้อมูล<text:span text:style-name="T10">และแสดงข้อความ “แก้ไขข้อมูล</text:span><text:soft-page-break/><text:span text:style-name="T10">สำเร็จ”</text:span></text:p>
            <text:p text:style-name="P119"/>
            <text:p text:style-name="P119"/>
            <text:p text:style-name="P142"><text:span text:style-name="T18">5</text:span>. ระบบแสดงหน้ายืนยันการลบรายการ</text:p>
            <text:p text:style-name="P148"><text:s text:c="4"/><text:span text:style-name="T18">5.1 <text:s/>ระบบทำการลบข้อมูลดังกล่าวในฐานข้อมูล และแสดงข้อความ “ลบข้อมูลสำเร็จ”</text:span></text:p>
            <text:p text:style-name="P142"><text:s text:c="4"/><text:span text:style-name="T18">5.2 <text:s/>ระบบทำการปิดหน้ายืนยันการลบรายการ</text:span></text:p>
          </table:table-cell>
        </table:table-row>
        <table:table-row>
          <table:table-cell table:style-name="Table5.A2" office:value-type="string">
            <text:p text:style-name="P34">Exceptions</text:p>
          </table:table-cell>
          <table:table-cell table:style-name="Table5.B2" table:number-columns-spanned="2" office:value-type="string">
            <text:p text:style-name="P73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6"/>
      <text:p text:style-name="P6"><draw:frame draw:style-name="fr2" draw:name="Image6" text:anchor-type="paragraph" svg:width="5.7701in" svg:height="3.3972in" draw:z-index="5"><draw:image xlink:href="Pictures/10000201000002A900000191A1D1A354ABFA4224.png" xlink:type="simple" xlink:show="embed" xlink:actuate="onLoad" loext:mime-type="image/png"/></draw:frame></text:p>
      <text:p text:style-name="P6"/>
      <text:p text:style-name="P6"/>
      <text:p text:style-name="P15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5">Diagram ID</text:p>
          </table:table-cell>
          <table:table-cell table:style-name="Table6.B1" table:number-columns-spanned="2" office:value-type="string">
            <text:p text:style-name="P53">UC_0<text:span text:style-name="T22">6</text:span></text:p>
          </table:table-cell>
          <table:covered-table-cell/>
        </table:table-row>
        <table:table-row>
          <table:table-cell table:style-name="Table6.A2" office:value-type="string">
            <text:p text:style-name="P35">Use <text:span text:style-name="T6">C</text:span>ase Name</text:p>
          </table:table-cell>
          <table:table-cell table:style-name="Table6.B2" table:number-columns-spanned="2" office:value-type="string">
            <text:p text:style-name="P174">Log</text:p>
          </table:table-cell>
          <table:covered-table-cell/>
        </table:table-row>
        <text:soft-page-break/>
        <table:table-row>
          <table:table-cell table:style-name="Table6.A2" office:value-type="string">
            <text:p text:style-name="P35">Triggering Event</text:p>
          </table:table-cell>
          <table:table-cell table:style-name="Table6.B2" table:number-columns-spanned="2" office:value-type="string">
            <text:p text:style-name="P152">เมื่อต้องการ เรียกดู<text:span text:style-name="T22"> Log</text:span></text:p>
          </table:table-cell>
          <table:covered-table-cell/>
        </table:table-row>
        <table:table-row>
          <table:table-cell table:style-name="Table6.A2" office:value-type="string">
            <text:p text:style-name="P35">Brief Description</text:p>
          </table:table-cell>
          <table:table-cell table:style-name="Table6.B2" table:number-columns-spanned="2" office:value-type="string">
            <text:p text:style-name="P63">Use Case <text:span text:style-name="T22">Log</text:span>มีหน้าที่ทำให้ ผู้ดูแลระบบ <text:span text:style-name="T17">สามารถ เรียกดู Log</text:span></text:p>
          </table:table-cell>
          <table:covered-table-cell/>
        </table:table-row>
        <table:table-row>
          <table:table-cell table:style-name="Table6.A2" office:value-type="string">
            <text:p text:style-name="P35">Actors</text:p>
          </table:table-cell>
          <table:table-cell table:style-name="Table6.B2" table:number-columns-spanned="2" office:value-type="string">
            <text:p text:style-name="P53">ผู้ดูแลระบบ </text:p>
          </table:table-cell>
          <table:covered-table-cell/>
        </table:table-row>
        <table:table-row>
          <table:table-cell table:style-name="Table6.A2" office:value-type="string">
            <text:p text:style-name="P35">Pre-Condition</text:p>
          </table:table-cell>
          <table:table-cell table:style-name="Table6.B2" table:number-columns-spanned="2" office:value-type="string">
            <text:p text:style-name="P53">UC_01</text:p>
          </table:table-cell>
          <table:covered-table-cell/>
        </table:table-row>
        <table:table-row>
          <table:table-cell table:style-name="Table6.A2" office:value-type="string">
            <text:p text:style-name="P35">Post-Condition</text:p>
          </table:table-cell>
          <table:table-cell table:style-name="Table6.B2" table:number-columns-spanned="2" office:value-type="string">
            <text:p text:style-name="P160"><text:span text:style-name="T17">สามารถ เ</text:span>รียกดู<text:span text:style-name="T17"> Log ได้สำเร็จ</text:span></text:p>
          </table:table-cell>
          <table:covered-table-cell/>
        </table:table-row>
        <table:table-row>
          <table:table-cell table:style-name="Table6.A2" office:value-type="string">
            <text:p text:style-name="P35">Flow of Event</text:p>
          </table:table-cell>
          <table:table-cell table:style-name="Table6.A2" office:value-type="string">
            <text:p text:style-name="P43">Actor</text:p>
          </table:table-cell>
          <table:table-cell table:style-name="Table6.B2" office:value-type="string">
            <text:p text:style-name="P43">System</text:p>
          </table:table-cell>
        </table:table-row>
        <table:table-row>
          <table:table-cell table:style-name="Table6.A2" office:value-type="string">
            <text:p text:style-name="P35">(ล<text:span text:style-name="T6">ำ</text:span>ดับขั้นตอนก<text:span text:style-name="T6">า</text:span>ร</text:p>
            <text:p text:style-name="P35">ท<text:span text:style-name="T6">ำ</text:span>ง<text:span text:style-name="T6">า</text:span>นระห<text:span text:style-name="T6">ว่</text:span>าง User</text:p>
            <text:p text:style-name="P35">กับ System)</text:p>
          </table:table-cell>
          <table:table-cell table:style-name="Table6.A2" office:value-type="string">
            <text:p text:style-name="P83">กรณี <text:span text:style-name="T18">เรียกดู Log</text:span></text:p>
            <text:p text:style-name="P132">1. <text:s/>เลือกเมนู<text:span text:style-name="T17">จัดการสมาชิก และเลือกวัน เดือน ปี</text:span></text:p>
            <text:p text:style-name="P138"><text:s text:c="3"/></text:p>
          </table:table-cell>
          <table:table-cell table:style-name="Table6.B2" office:value-type="string">
            <text:p text:style-name="P27"/>
            <text:p text:style-name="P160">1. <text:s/>ระบบแสดงหน้ารายการ<text:span text:style-name="T14">Log</text:span></text:p>
            <text:p text:style-name="P143"/>
          </table:table-cell>
        </table:table-row>
        <table:table-row>
          <table:table-cell table:style-name="Table6.A2" office:value-type="string">
            <text:p text:style-name="P35">Exceptions</text:p>
          </table:table-cell>
          <table:table-cell table:style-name="Table6.B2" table:number-columns-spanned="2" office:value-type="string">
            <text:p text:style-name="P74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7"/>
      <text:p text:style-name="P7"/>
      <text:p text:style-name="P17"><draw:frame draw:style-name="fr1" draw:name="Image7" text:anchor-type="paragraph" svg:width="5.7701in" svg:height="3.3972in" draw:z-index="6"><draw:image xlink:href="Pictures/10000201000002A9000001919B22A815736C6307.png" xlink:type="simple" xlink:show="embed" xlink:actuate="onLoad" loext:mime-type="image/png"/></draw:frame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Diagram ID</text:p>
          </table:table-cell>
          <table:table-cell table:style-name="Table7.B1" table:number-columns-spanned="2" office:value-type="string">
            <text:p text:style-name="P54">UC_0<text:span text:style-name="T24">7</text:span></text:p>
          </table:table-cell>
          <table:covered-table-cell/>
        </table:table-row>
        <table:table-row>
          <table:table-cell table:style-name="Table7.A2" office:value-type="string">
            <text:p text:style-name="P36">Use <text:span text:style-name="T6">C</text:span>ase Name</text:p>
          </table:table-cell>
          <table:table-cell table:style-name="Table7.B2" table:number-columns-spanned="2" office:value-type="string">
            <text:p text:style-name="P171">S<text:span text:style-name="T24">earch</text:span>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36">Triggering Event</text:p>
          </table:table-cell>
          <table:table-cell table:style-name="Table7.B2" table:number-columns-spanned="2" office:value-type="string">
            <text:p text:style-name="P153">เมื่อต้องการ <text:span text:style-name="T24">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36">Brief Description</text:p>
          </table:table-cell>
          <table:table-cell table:style-name="Table7.B2" table:number-columns-spanned="2" office:value-type="string">
            <text:p text:style-name="P64">Use Case <text:span text:style-name="T21">Search</text:span> มีหน้าที่ทำให้ ผู้ดูแลระบบ ผู้ช่วยผู้ดูแลระบบ<text:span text:style-name="T17"> และผู้ใช้งาน สามารถ 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36">Actors</text:p>
          </table:table-cell>
          <table:table-cell table:style-name="Table7.B2" table:number-columns-spanned="2" office:value-type="string">
            <text:p text:style-name="P54">ผู้ดูแลระบบ , ผู้ช่วยผู้ดูแลระบบ , <text:span text:style-name="T17">ผู้ใช้งาน</text:span></text:p>
          </table:table-cell>
          <table:covered-table-cell/>
        </table:table-row>
        <table:table-row>
          <table:table-cell table:style-name="Table7.A2" office:value-type="string">
            <text:p text:style-name="P36">Pre-Condition</text:p>
          </table:table-cell>
          <table:table-cell table:style-name="Table7.B2" table:number-columns-spanned="2" office:value-type="string">
            <text:p text:style-name="P175">-</text:p>
          </table:table-cell>
          <table:covered-table-cell/>
        </table:table-row>
        <table:table-row>
          <table:table-cell table:style-name="Table7.A2" office:value-type="string">
            <text:p text:style-name="P36">Post-Condition</text:p>
          </table:table-cell>
          <table:table-cell table:style-name="Table7.B2" table:number-columns-spanned="2" office:value-type="string">
            <text:p text:style-name="P153">สามารถ ค้นหา สินค้าลดราคาได้สำเร็จ</text:p>
          </table:table-cell>
          <table:covered-table-cell/>
        </table:table-row>
        <table:table-row>
          <table:table-cell table:style-name="Table7.A2" office:value-type="string">
            <text:p text:style-name="P36">Flow of Event</text:p>
          </table:table-cell>
          <table:table-cell table:style-name="Table7.A2" office:value-type="string">
            <text:p text:style-name="P44">Actor</text:p>
          </table:table-cell>
          <table:table-cell table:style-name="Table7.B2" office:value-type="string">
            <text:p text:style-name="P44">System</text:p>
          </table:table-cell>
        </table:table-row>
        <table:table-row>
          <table:table-cell table:style-name="Table7.A2" office:value-type="string">
            <text:p text:style-name="P36">(ล<text:span text:style-name="T6">ำ</text:span>ดับขั้นตอนก<text:span text:style-name="T6">า</text:span>ร</text:p>
            <text:p text:style-name="P36">ท<text:span text:style-name="T6">ำ</text:span>ง<text:span text:style-name="T6">า</text:span>นระห<text:span text:style-name="T6">ว่</text:span>าง User</text:p>
            <text:p text:style-name="P36">กับ System)</text:p>
          </table:table-cell>
          <table:table-cell table:style-name="Table7.A2" office:value-type="string">
            <text:p text:style-name="P84">กรณี <text:span text:style-name="T17">ค้นหา สินค้าลดราคา</text:span></text:p>
            <text:p text:style-name="P133">1. <text:s/><text:span text:style-name="T25">พิมพ์คำค้น</text:span></text:p>
            <text:p text:style-name="P133"/>
            <text:p text:style-name="P133"/>
            <text:p text:style-name="P85">กรณี <text:span text:style-name="T17">ค้นหา แบบใช้ filter สินค้าลดราคา</text:span></text:p>
            <text:p text:style-name="P93"><text:span text:style-name="T18">2</text:span>. <text:s/><text:span text:style-name="T11">เลือกปุ่ม “filter”</text:span></text:p>
            <text:p text:style-name="P177"><text:s text:c="4"/><text:span text:style-name="T26">2.1 <text:s/>เลือกชื่อเว็บ</text:span></text:p>
            <text:p text:style-name="P177"/>
            <text:p text:style-name="P177"><text:s text:c="4"/><text:span text:style-name="T26">2.2 <text:s/>กำหนดช่วงราคาต่ำสุด สูงสุด</text:span></text:p>
            <text:p text:style-name="P177"><text:s text:c="4"/><text:span text:style-name="T26">2.3 <text:s/>กดปุ่ม “choose filter”</text:span></text:p>
            <text:p text:style-name="P177"/>
            <text:p text:style-name="P134"><text:span text:style-name="T26">3</text:span>. <text:s/><text:span text:style-name="T25">พิมพ์คำค้น</text:span></text:p>
            <text:p text:style-name="P94"/>
            <text:p text:style-name="P128"/>
          </table:table-cell>
          <table:table-cell table:style-name="Table7.B2" office:value-type="string">
            <text:p text:style-name="P28"/>
            <text:p text:style-name="P161">1. <text:s/>ระบบแสดง<text:span text:style-name="T25">รายการค้นหาหากไม่พบข้อมูล จะแสดงข้อความไม่พบข้อมูล</text:span></text:p>
            <text:p text:style-name="P28"/>
            <text:p text:style-name="P28"/>
            <text:p text:style-name="P28"><text:span text:style-name="T18">2. <text:s/></text:span>ระบบ<text:span text:style-name="T10">แสดงเมนู filter</text:span></text:p>
            <text:p text:style-name="P111"><text:s text:c="4"/><text:span text:style-name="T18">2</text:span>.1 <text:s/><text:span text:style-name="T10">ระบบแสดงรายชื่อ เว็บ ทั้งหมดในฐานข้อมูล</text:span></text:p>
            <text:p text:style-name="P106"><text:s text:c="3"/><text:span text:style-name="T26">2.2 <text:s/>ระบบแสดงช่วงราคาต่ำสุด สูงสุด</text:span> </text:p>
            <text:p text:style-name="P144"><text:s text:c="3"/><text:span text:style-name="T26">2.3 <text:s/>ระบบบันทึก filterที่เลือกไว้และกลับมาแสดงหน้าค้นหา</text:span></text:p>
            <text:p text:style-name="P162"><text:span text:style-name="T26">3</text:span>. <text:s/>ระบบแสดง<text:span text:style-name="T25">รายการค้นหาหากไม่พบข้อมูล จะแสดงข้อความไม่พบข้อมูล</text:span></text:p>
          </table:table-cell>
        </table:table-row>
        <table:table-row>
          <table:table-cell table:style-name="Table7.A2" office:value-type="string">
            <text:p text:style-name="P36">Exceptions</text:p>
          </table:table-cell>
          <table:table-cell table:style-name="Table7.B2" table:number-columns-spanned="2" office:value-type="string">
            <text:p text:style-name="P75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"><text:soft-page-break/></text:p>
      <text:p text:style-name="P8"/>
      <text:p text:style-name="P8"/>
      <text:p text:style-name="P8"><draw:frame draw:style-name="fr2" draw:name="Image8" text:anchor-type="paragraph" svg:width="5.7701in" svg:height="3.3972in" draw:z-index="7"><draw:image xlink:href="Pictures/10000201000002A900000191F21C59F64C16762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7">Diagram ID</text:p>
          </table:table-cell>
          <table:table-cell table:style-name="Table8.B1" table:number-columns-spanned="2" office:value-type="string">
            <text:p text:style-name="P55">UC_0<text:span text:style-name="T27">8</text:span></text:p>
          </table:table-cell>
          <table:covered-table-cell/>
        </table:table-row>
        <table:table-row>
          <table:table-cell table:style-name="Table8.A2" office:value-type="string">
            <text:p text:style-name="P37">Use <text:span text:style-name="T6">C</text:span>ase Name</text:p>
          </table:table-cell>
          <table:table-cell table:style-name="Table8.B2" table:number-columns-spanned="2" office:value-type="string">
            <text:p text:style-name="P172">S<text:span text:style-name="T24">elect category</text:span></text:p>
          </table:table-cell>
          <table:covered-table-cell/>
        </table:table-row>
        <table:table-row>
          <table:table-cell table:style-name="Table8.A2" office:value-type="string">
            <text:p text:style-name="P37">Triggering Event</text:p>
          </table:table-cell>
          <table:table-cell table:style-name="Table8.B2" table:number-columns-spanned="2" office:value-type="string">
            <text:p text:style-name="P154">เมื่อต้องการ <text:span text:style-name="T27">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37">Brief Description</text:p>
          </table:table-cell>
          <table:table-cell table:style-name="Table8.B2" table:number-columns-spanned="2" office:value-type="string">
            <text:p text:style-name="P65">Use Case <text:span text:style-name="T21">Select category</text:span> มีหน้าที่ทำให้ ผู้ดูแลระบบ ผู้ช่วยผู้ดูแลระบบ<text:span text:style-name="T17"> และผู้ใช้งาน สามารถ 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37">Actors</text:p>
          </table:table-cell>
          <table:table-cell table:style-name="Table8.B2" table:number-columns-spanned="2" office:value-type="string">
            <text:p text:style-name="P55">ผู้ดูแลระบบ , ผู้ช่วยผู้ดูแลระบบ , <text:span text:style-name="T17">ผู้ใช้งาน</text:span></text:p>
          </table:table-cell>
          <table:covered-table-cell/>
        </table:table-row>
        <table:table-row>
          <table:table-cell table:style-name="Table8.A2" office:value-type="string">
            <text:p text:style-name="P37">Pre-Condition</text:p>
          </table:table-cell>
          <table:table-cell table:style-name="Table8.B2" table:number-columns-spanned="2" office:value-type="string">
            <text:p text:style-name="P176">-</text:p>
          </table:table-cell>
          <table:covered-table-cell/>
        </table:table-row>
        <table:table-row>
          <table:table-cell table:style-name="Table8.A2" office:value-type="string">
            <text:p text:style-name="P37">Post-Condition</text:p>
          </table:table-cell>
          <table:table-cell table:style-name="Table8.B2" table:number-columns-spanned="2" office:value-type="string">
            <text:p text:style-name="P154">สามารถ เลือกหมวดหมู่ สินค้าลดราคา</text:p>
          </table:table-cell>
          <table:covered-table-cell/>
        </table:table-row>
        <table:table-row>
          <table:table-cell table:style-name="Table8.A2" office:value-type="string">
            <text:p text:style-name="P37">Flow of Event</text:p>
          </table:table-cell>
          <table:table-cell table:style-name="Table8.A2" office:value-type="string">
            <text:p text:style-name="P45">Actor</text:p>
          </table:table-cell>
          <table:table-cell table:style-name="Table8.B2" office:value-type="string">
            <text:p text:style-name="P45">System</text:p>
          </table:table-cell>
        </table:table-row>
        <table:table-row>
          <table:table-cell table:style-name="Table8.A2" office:value-type="string">
            <text:p text:style-name="P37">(ล<text:span text:style-name="T6">ำ</text:span>ดับขั้นตอนก<text:span text:style-name="T6">า</text:span>ร</text:p>
            <text:p text:style-name="P37">ท<text:span text:style-name="T6">ำ</text:span>ง<text:span text:style-name="T6">า</text:span>นระห<text:span text:style-name="T6">ว่</text:span>าง User</text:p>
            <text:p text:style-name="P37">กับ System)</text:p>
          </table:table-cell>
          <table:table-cell table:style-name="Table8.A2" office:value-type="string">
            <text:p text:style-name="P86">กรณี <text:span text:style-name="T17">เลือกหมวดหมู่ สินค้าลดราคา</text:span></text:p>
            <text:p text:style-name="P135">1. <text:s/><text:span text:style-name="T11">เลือกปุ่ม “menu”</text:span></text:p>
            <text:p text:style-name="P135"/>
            <text:p text:style-name="P137">2. <text:s/><text:span text:style-name="T17">เลือกหมวดหมู่ สินค้าลดราคา</text:span></text:p>
          </table:table-cell>
          <table:table-cell table:style-name="Table8.B2" office:value-type="string">
            <text:p text:style-name="P29"/>
            <text:p text:style-name="P29"/>
            <text:p text:style-name="P163">1. <text:s/>ระบบแสดง<text:span text:style-name="T27">หมวดหมู่สินค้าลดราคา</text:span></text:p>
            <text:p text:style-name="P178">2. <text:s/>ระบบแสดงรายการสินค้าลดราคา</text:p>
          </table:table-cell>
        </table:table-row>
        <table:table-row>
          <table:table-cell table:style-name="Table8.A2" office:value-type="string">
            <text:p text:style-name="P37">Exceptions</text:p>
          </table:table-cell>
          <table:table-cell table:style-name="Table8.B2" table:number-columns-spanned="2" office:value-type="string">
            <text:p text:style-name="P76"><text:span text:style-name="T9">เมื่อ</text:span>กรอกข้อมูล<text:span text:style-name="T9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7-19T13:41:00.881591702</dc:date>
    <meta:editing-duration>PT4H24M10S</meta:editing-duration>
    <meta:editing-cycles>72</meta:editing-cycles>
    <meta:generator>LibreOffice/6.0.7.3$Linux_X86_64 LibreOffice_project/00m0$Build-3</meta:generator>
    <meta:document-statistic meta:table-count="9" meta:image-count="9" meta:object-count="0" meta:page-count="16" meta:paragraph-count="367" meta:word-count="2007" meta:character-count="7875" meta:non-whitespace-character-count="6947"/>
  </office:meta>
</office:document-meta>
</file>